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0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999999"/>
      <style:text-properties fo: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column table:style-name="co5" table:default-cell-style-name="ce3"/>
        <table:table-column table:style-name="co9" table:default-cell-style-name="ce3"/>
        <table:table-column table:style-name="co10" table:default-cell-style-name="ce4"/>
        <table:table-column table:style-name="co9" table:number-columns-repeated="2" table:default-cell-style-name="ce4"/>
        <table:table-column table:style-name="co11" table:default-cell-style-name="ce4"/>
        <table:table-column table:style-name="co2" table:default-cell-style-name="ce3"/>
        <table:table-column table:style-name="co12" table:number-columns-repeated="1009" table:default-cell-style-name="Default"/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n.out.in</text:p>
          </table:table-cell>
          <table:table-cell office:value-type="string" calcext:value-type="string">
            <text:p>en.out.gdp</text:p>
          </table:table-cell>
          <table:table-cell office:value-type="string" calcext:value-type="string">
            <text:p>en.out.pop</text:p>
          </table:table-cell>
          <table:table-cell office:value-type="string" calcext:value-type="string">
            <text:p>en.out.area</text:p>
          </table:table-cell>
          <table:table-cell office:value-type="string" calcext:value-type="string">
            <text:p>water.out.in</text:p>
          </table:table-cell>
          <table:table-cell office:value-type="string" calcext:value-type="string">
            <text:p>waste.out.in</text:p>
          </table:table-cell>
          <table:table-cell office:value-type="string" calcext:value-type="string">
            <text:p>resEff.gdp.res</text:p>
          </table:table-cell>
          <table:table-cell office:value-type="string" calcext:value-type="string">
            <text:p>envEff.gdp.wast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bl.heating.rad</text:p>
          </table:table-cell>
          <table:table-cell office:value-type="string" calcext:value-type="string">
            <text:p>bl.water.precip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string" calcext:value-type="string">
            <text:p>Beijing</text:p>
          </table:table-cell>
          <table:table-cell office:value-type="float" office:value="2001" calcext:value-type="float">
            <text:p>2001</text:p>
          </table:table-cell>
          <table:table-cell office:value-type="float" office:value="1.16772779051776" calcext:value-type="float">
            <text:p>1.1677277905</text:p>
          </table:table-cell>
          <table:table-cell office:value-type="float" office:value="0.00000810115896437508" calcext:value-type="float">
            <text:p>8.10115896437508E-006</text:p>
          </table:table-cell>
          <table:table-cell office:value-type="float" office:value="0.0657191307486824" calcext:value-type="float">
            <text:p>0.0657191307</text:p>
          </table:table-cell>
          <table:table-cell office:value-type="float" office:value="55.4674108829444" calcext:value-type="float">
            <text:p>55.4674108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13912.41059689" calcext:value-type="float">
            <text:p>7313912.41059689</text:p>
          </table:table-cell>
          <table:table-cell office:value-type="string" calcext:value-type="string">
            <text:p>Inf</text:p>
          </table:table-cell>
          <table:table-cell office:value-type="float" office:value="203830.0732039" calcext:value-type="float">
            <text:p>203830.0732039</text:p>
          </table:table-cell>
          <table:table-cell office:value-type="float" office:value="13130585905.5691" calcext:value-type="float">
            <text:p>13130585905.56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string" calcext:value-type="string">
            <text:p>Beijing</text:p>
          </table:table-cell>
          <table:table-cell office:value-type="float" office:value="2006" calcext:value-type="float">
            <text:p>2006</text:p>
          </table:table-cell>
          <table:table-cell office:value-type="float" office:value="1.20264042649604" calcext:value-type="float">
            <text:p>1.2026404265</text:p>
          </table:table-cell>
          <table:table-cell office:value-type="float" office:value="0.00000529997746310903" calcext:value-type="float">
            <text:p>0.0000053</text:p>
          </table:table-cell>
          <table:table-cell office:value-type="float" office:value="0.076780863835103" calcext:value-type="float">
            <text:p>0.0767808638</text:p>
          </table:table-cell>
          <table:table-cell office:value-type="float" office:value="74.9047364572543" calcext:value-type="float">
            <text:p>74.9047364573</text:p>
          </table:table-cell>
          <table:table-cell office:value-type="float" office:value="1" calcext:value-type="float">
            <text:p>1</text:p>
          </table:table-cell>
          <table:table-cell office:value-type="float" office:value="0.209170057312858" calcext:value-type="float">
            <text:p>0.2091700573</text:p>
          </table:table-cell>
          <table:table-cell office:value-type="float" office:value="10147313.4207026" calcext:value-type="float">
            <text:p>10147313.4207026</text:p>
          </table:table-cell>
          <table:table-cell office:value-type="float" office:value="48512265.8140556" calcext:value-type="float">
            <text:p>48512265.8140556</text:p>
          </table:table-cell>
          <table:table-cell office:value-type="float" office:value="268914.8272303" calcext:value-type="float">
            <text:p>268914.8272303</text:p>
          </table:table-cell>
          <table:table-cell office:value-type="float" office:value="12106891816.1891" calcext:value-type="float">
            <text:p>12106891816.18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string" calcext:value-type="string">
            <text:p>Beijing</text:p>
          </table:table-cell>
          <table:table-cell office:value-type="float" office:value="2011" calcext:value-type="float">
            <text:p>2011</text:p>
          </table:table-cell>
          <table:table-cell office:value-type="float" office:value="1.52860978895226" calcext:value-type="float">
            <text:p>1.528609789</text:p>
          </table:table-cell>
          <table:table-cell office:value-type="float" office:value="0.00000361545863806693" calcext:value-type="float">
            <text:p>3.61545863806693E-006</text:p>
          </table:table-cell>
          <table:table-cell office:value-type="float" office:value="0.0693055444367383" calcext:value-type="float">
            <text:p>0.0693055444</text:p>
          </table:table-cell>
          <table:table-cell office:value-type="float" office:value="85.2478045213576" calcext:value-type="float">
            <text:p>85.2478045214</text:p>
          </table:table-cell>
          <table:table-cell office:value-type="float" office:value="1" calcext:value-type="float">
            <text:p>1</text:p>
          </table:table-cell>
          <table:table-cell office:value-type="float" office:value="0.283187514523337" calcext:value-type="float">
            <text:p>0.2831875145</text:p>
          </table:table-cell>
          <table:table-cell office:value-type="float" office:value="20910903.7163531" calcext:value-type="float">
            <text:p>20910903.7163531</text:p>
          </table:table-cell>
          <table:table-cell office:value-type="float" office:value="73841192.2981509" calcext:value-type="float">
            <text:p>73841192.2981509</text:p>
          </table:table-cell>
          <table:table-cell office:value-type="float" office:value="281713.3725824" calcext:value-type="float">
            <text:p>281713.3725824</text:p>
          </table:table-cell>
          <table:table-cell office:value-type="float" office:value="12806232551.7041" calcext:value-type="float">
            <text:p>12806232551.7041</text:p>
          </table:table-cell>
          <table:table-cell office:value-type="string" calcext:value-type="string">
            <text:p>Inf</text:p>
          </table:table-cell>
          <table:table-cell office:value-type="float" office:value="5760.19983347211" calcext:value-type="float">
            <text:p>5760.19983347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string" calcext:value-type="string">
            <text:p>Buenos Aires</text:p>
          </table:table-cell>
          <table:table-cell office:value-type="float" office:value="2001" calcext:value-type="float">
            <text:p>2001</text:p>
          </table:table-cell>
          <table:table-cell office:value-type="float" office:value="1.17888610525379" calcext:value-type="float">
            <text:p>1.1788861053</text:p>
          </table:table-cell>
          <table:table-cell office:value-type="float" office:value="0.0000111987466298858" calcext:value-type="float">
            <text:p>1.11987466298858E-005</text:p>
          </table:table-cell>
          <table:table-cell office:value-type="float" office:value="0.0508313064571368" calcext:value-type="float">
            <text:p>0.050831306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1490998.4537221" calcext:value-type="float">
            <text:p>11490998.4537221</text:p>
          </table:table-cell>
          <table:table-cell office:value-type="float" office:value="99362.8358466" calcext:value-type="float">
            <text:p>99362.8358466</text:p>
          </table:table-cell>
          <table:table-cell office:value-type="float" office:value="836.68238" calcext:value-type="float">
            <text:p>836.6823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string" calcext:value-type="string">
            <text:p>Buenos Aires</text:p>
          </table:table-cell>
          <table:table-cell office:value-type="float" office:value="2006" calcext:value-type="float">
            <text:p>2006</text:p>
          </table:table-cell>
          <table:table-cell office:value-type="float" office:value="1.17958680496514" calcext:value-type="float">
            <text:p>1.179586805</text:p>
          </table:table-cell>
          <table:table-cell office:value-type="float" office:value="0.00000885989147895922" calcext:value-type="float">
            <text:p>8.85989147895922E-006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0.568000233377883" calcext:value-type="float">
            <text:p>0.568000233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8418629.8875276" calcext:value-type="float">
            <text:p>18418629.8875276</text:p>
          </table:table-cell>
          <table:table-cell office:value-type="float" office:value="110824.9119669" calcext:value-type="float">
            <text:p>110824.9119669</text:p>
          </table:table-cell>
          <table:table-cell office:value-type="float" office:value="5193707723.80503" calcext:value-type="float">
            <text:p>5193707723.80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string" calcext:value-type="string">
            <text:p>Buenos Aires</text:p>
          </table:table-cell>
          <table:table-cell office:value-type="float" office:value="2011" calcext:value-type="float">
            <text:p>2011</text:p>
          </table:table-cell>
          <table:table-cell office:value-type="float" office:value="1.71213537523906" calcext:value-type="float">
            <text:p>1.7121353752</text:p>
          </table:table-cell>
          <table:table-cell office:value-type="float" office:value="0.00000632515232110432" calcext:value-type="float">
            <text:p>6.32515232110432E-006</text:p>
          </table:table-cell>
          <table:table-cell office:value-type="float" office:value="0.0537803706230705" calcext:value-type="float">
            <text:p>0.0537803706</text:p>
          </table:table-cell>
          <table:table-cell office:value-type="float" office:value="214.633219071362" calcext:value-type="float">
            <text:p>214.6332190714</text:p>
          </table:table-cell>
          <table:table-cell office:value-type="float" office:value="0.568000087794265" calcext:value-type="float">
            <text:p>0.568000087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4032646.8940631" calcext:value-type="float">
            <text:p>24032646.8940631</text:p>
          </table:table-cell>
          <table:table-cell office:value-type="float" office:value="112092.1379025" calcext:value-type="float">
            <text:p>112092.1379025</text:p>
          </table:table-cell>
          <table:table-cell office:value-type="float" office:value="6559582894.84497" calcext:value-type="float">
            <text:p>6559582894.84497</text:p>
          </table:table-cell>
          <table:table-cell office:value-type="float" office:value="166.592702380952" calcext:value-type="float">
            <text:p>166.592702381</text:p>
          </table:table-cell>
          <table:table-cell office:value-type="float" office:value="1830.00652697818" calcext:value-type="float">
            <text:p>1830.00652697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string" calcext:value-type="string">
            <text:p>Cairo</text:p>
          </table:table-cell>
          <table:table-cell office:value-type="float" office:value="2001" calcext:value-type="float">
            <text:p>2001</text:p>
          </table:table-cell>
          <table:table-cell office:value-type="float" office:value="0.947467152224352" calcext:value-type="float">
            <text:p>0.9474671522</text:p>
          </table:table-cell>
          <table:table-cell office:value-type="string" calcext:value-type="string">
            <text:p>Inf</text:p>
          </table:table-cell>
          <table:table-cell office:value-type="float" office:value="0.0100720119665341" calcext:value-type="float">
            <text:p>0.010072012</text:p>
          </table:table-cell>
          <table:table-cell office:value-type="string" calcext:value-type="string">
            <text:p>Inf</text:p>
          </table:table-cell>
          <table:table-cell office:value-type="float" office:value="0.508672031542233" calcext:value-type="float">
            <text:p>0.50867203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6419.4430071" calcext:value-type="float">
            <text:p>36419.4430071</text:p>
          </table:table-cell>
          <table:table-cell office:value-type="float" office:value="5426640766.05457" calcext:value-type="float">
            <text:p>5426640766.054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string" calcext:value-type="string">
            <text:p>Cairo</text:p>
          </table:table-cell>
          <table:table-cell office:value-type="float" office:value="2006" calcext:value-type="float">
            <text:p>2006</text:p>
          </table:table-cell>
          <table:table-cell office:value-type="float" office:value="0.952062633821349" calcext:value-type="float">
            <text:p>0.9520626338</text:p>
          </table:table-cell>
          <table:table-cell office:value-type="string" calcext:value-type="string">
            <text:p>Inf</text:p>
          </table:table-cell>
          <table:table-cell office:value-type="float" office:value="0.0174786915167956" calcext:value-type="float">
            <text:p>0.0174786915</text:p>
          </table:table-cell>
          <table:table-cell office:value-type="string" calcext:value-type="string">
            <text:p>Inf</text:p>
          </table:table-cell>
          <table:table-cell office:value-type="float" office:value="0.693397750158759" calcext:value-type="float">
            <text:p>0.693397750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69915.4721991" calcext:value-type="float">
            <text:p>69915.4721991</text:p>
          </table:table-cell>
          <table:table-cell office:value-type="float" office:value="9241912889.88688" calcext:value-type="float">
            <text:p>9241912889.886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string" calcext:value-type="string">
            <text:p>Cairo</text:p>
          </table:table-cell>
          <table:table-cell office:value-type="float" office:value="2011" calcext:value-type="float">
            <text:p>2011</text:p>
          </table:table-cell>
          <table:table-cell office:value-type="float" office:value="0.941698708780413" calcext:value-type="float">
            <text:p>0.9416987088</text:p>
          </table:table-cell>
          <table:table-cell office:value-type="float" office:value="0.0000103151544730008" calcext:value-type="float">
            <text:p>1.03151544730008E-005</text:p>
          </table:table-cell>
          <table:table-cell office:value-type="float" office:value="0.0168607083295174" calcext:value-type="float">
            <text:p>0.0168607083</text:p>
          </table:table-cell>
          <table:table-cell office:value-type="float" office:value="19.8682222733283" calcext:value-type="float">
            <text:p>19.8682222733</text:p>
          </table:table-cell>
          <table:table-cell office:value-type="float" office:value="0.873498918940015" calcext:value-type="float">
            <text:p>0.8734989189</text:p>
          </table:table-cell>
          <table:table-cell office:value-type="float" office:value="0.000173972833090016" calcext:value-type="float">
            <text:p>0.0001739728</text:p>
          </table:table-cell>
          <table:table-cell office:value-type="float" office:value="609.607672398682" calcext:value-type="float">
            <text:p>609.6076723987</text:p>
          </table:table-cell>
          <table:table-cell office:value-type="float" office:value="3504039.46162825" calcext:value-type="float">
            <text:p>3504039.46162825</text:p>
          </table:table-cell>
          <table:table-cell office:value-type="float" office:value="111544.8349888" calcext:value-type="float">
            <text:p>111544.8349888</text:p>
          </table:table-cell>
          <table:table-cell office:value-type="float" office:value="12035842010.7741" calcext:value-type="float">
            <text:p>12035842010.7741</text:p>
          </table:table-cell>
          <table:table-cell office:value-type="float" office:value="0" calcext:value-type="float">
            <text:p>0</text:p>
          </table:table-cell>
          <table:table-cell office:value-type="float" office:value="114202.225" calcext:value-type="float">
            <text:p>114202.2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Delhi</text:p>
          </table:table-cell>
          <table:table-cell office:value-type="float" office:value="2001" calcext:value-type="float">
            <text:p>2001</text:p>
          </table:table-cell>
          <table:table-cell office:value-type="float" office:value="1.04998467934679" calcext:value-type="float">
            <text:p>1.0499846793</text:p>
          </table:table-cell>
          <table:table-cell office:value-type="float" office:value="0.00000297951357039948" calcext:value-type="float">
            <text:p>2.97951357039948E-006</text:p>
          </table:table-cell>
          <table:table-cell office:value-type="float" office:value="0.0105766012753179" calcext:value-type="float">
            <text:p>0.0105766013</text:p>
          </table:table-cell>
          <table:table-cell office:value-type="string" calcext:value-type="string">
            <text:p>Inf</text:p>
          </table:table-cell>
          <table:table-cell office:value-type="float" office:value="0.896070948498306" calcext:value-type="float">
            <text:p>0.896070948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2017992.1500224" calcext:value-type="float">
            <text:p>22017992.1500224</text:p>
          </table:table-cell>
          <table:table-cell office:value-type="float" office:value="33102.2298383" calcext:value-type="float">
            <text:p>33102.2298383</text:p>
          </table:table-cell>
          <table:table-cell office:value-type="float" office:value="3589215679.2913" calcext:value-type="float">
            <text:p>3589215679.29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Delhi</text:p>
          </table:table-cell>
          <table:table-cell office:value-type="float" office:value="2006" calcext:value-type="float">
            <text:p>2006</text:p>
          </table:table-cell>
          <table:table-cell office:value-type="float" office:value="1.01341379839367" calcext:value-type="float">
            <text:p>1.0134137984</text:p>
          </table:table-cell>
          <table:table-cell office:value-type="float" office:value="0.00000276912556819327" calcext:value-type="float">
            <text:p>2.76912556819327E-006</text:p>
          </table:table-cell>
          <table:table-cell office:value-type="float" office:value="0.0116903518518519" calcext:value-type="float">
            <text:p>0.0116903519</text:p>
          </table:table-cell>
          <table:table-cell office:value-type="string" calcext:value-type="string">
            <text:p>Inf</text:p>
          </table:table-cell>
          <table:table-cell office:value-type="float" office:value="0.889684074855077" calcext:value-type="float">
            <text:p>0.889684074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7994742.7191977" calcext:value-type="float">
            <text:p>27994742.7191977</text:p>
          </table:table-cell>
          <table:table-cell office:value-type="float" office:value="46548.6219469" calcext:value-type="float">
            <text:p>46548.6219469</text:p>
          </table:table-cell>
          <table:table-cell office:value-type="float" office:value="3699596045.98361" calcext:value-type="float">
            <text:p>3699596045.983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Delhi</text:p>
          </table:table-cell>
          <table:table-cell office:value-type="float" office:value="2011" calcext:value-type="float">
            <text:p>2011</text:p>
          </table:table-cell>
          <table:table-cell office:value-type="float" office:value="1.20748027529327" calcext:value-type="float">
            <text:p>1.2074802753</text:p>
          </table:table-cell>
          <table:table-cell office:value-type="float" office:value="0.00000162768647535396" calcext:value-type="float">
            <text:p>1.62768647535396E-006</text:p>
          </table:table-cell>
          <table:table-cell office:value-type="float" office:value="0.0137419364081027" calcext:value-type="float">
            <text:p>0.0137419364</text:p>
          </table:table-cell>
          <table:table-cell office:value-type="float" office:value="155.240654079568" calcext:value-type="float">
            <text:p>155.2406540796</text:p>
          </table:table-cell>
          <table:table-cell office:value-type="float" office:value="0.866943474300743" calcext:value-type="float">
            <text:p>0.8669434743</text:p>
          </table:table-cell>
          <table:table-cell office:value-type="float" office:value="1.39562577572037" calcext:value-type="float">
            <text:p>1.3956257757</text:p>
          </table:table-cell>
          <table:table-cell office:value-type="float" office:value="47445968.4247425" calcext:value-type="float">
            <text:p>47445968.4247425</text:p>
          </table:table-cell>
          <table:table-cell office:value-type="float" office:value="33996196.7241918" calcext:value-type="float">
            <text:p>33996196.7241918</text:p>
          </table:table-cell>
          <table:table-cell office:value-type="float" office:value="70692.7631432" calcext:value-type="float">
            <text:p>70692.7631432</text:p>
          </table:table-cell>
          <table:table-cell office:value-type="float" office:value="4500674723.40037" calcext:value-type="float">
            <text:p>4500674723.40037</text:p>
          </table:table-cell>
          <table:table-cell office:value-type="float" office:value="27.0140892224423" calcext:value-type="float">
            <text:p>27.0140892224</text:p>
          </table:table-cell>
          <table:table-cell office:value-type="float" office:value="1989.12582968507" calcext:value-type="float">
            <text:p>1989.125829685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string" calcext:value-type="string">
            <text:p>Dhaka</text:p>
          </table:table-cell>
          <table:table-cell office:value-type="float" office:value="2001" calcext:value-type="float">
            <text:p>2001</text:p>
          </table:table-cell>
          <table:table-cell office:value-type="float" office:value="1.04527025871985" calcext:value-type="float">
            <text:p>1.0452702587</text:p>
          </table:table-cell>
          <table:table-cell office:value-type="float" office:value="0.00000516027554651754" calcext:value-type="float">
            <text:p>5.16027554651754E-006</text:p>
          </table:table-cell>
          <table:table-cell office:value-type="float" office:value="0.0191127056575255" calcext:value-type="float">
            <text:p>0.0191127057</text:p>
          </table:table-cell>
          <table:table-cell office:value-type="string" calcext:value-type="string">
            <text:p>Inf</text:p>
          </table:table-cell>
          <table:table-cell office:value-type="float" office:value="0.433972602739726" calcext:value-type="float">
            <text:p>0.433972602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1324200.913242" calcext:value-type="float">
            <text:p>51324200.913242</text:p>
          </table:table-cell>
          <table:table-cell office:value-type="float" office:value="40702.7684809" calcext:value-type="float">
            <text:p>40702.7684809</text:p>
          </table:table-cell>
          <table:table-cell office:value-type="float" office:value="952988062.539459" calcext:value-type="float">
            <text:p>952988062.5394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string" calcext:value-type="string">
            <text:p>Dhaka</text:p>
          </table:table-cell>
          <table:table-cell office:value-type="float" office:value="2006" calcext:value-type="float">
            <text:p>2006</text:p>
          </table:table-cell>
          <table:table-cell office:value-type="float" office:value="1.05296270305464" calcext:value-type="float">
            <text:p>1.0529627031</text:p>
          </table:table-cell>
          <table:table-cell office:value-type="float" office:value="0.00000518299256842487" calcext:value-type="float">
            <text:p>0.000005183</text:p>
          </table:table-cell>
          <table:table-cell office:value-type="float" office:value="0.0221487602665637" calcext:value-type="float">
            <text:p>0.0221487603</text:p>
          </table:table-cell>
          <table:table-cell office:value-type="string" calcext:value-type="string">
            <text:p>Inf</text:p>
          </table:table-cell>
          <table:table-cell office:value-type="float" office:value="0.639675324675325" calcext:value-type="float">
            <text:p>0.639675324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5981735.1598174" calcext:value-type="float">
            <text:p>55981735.1598174</text:p>
          </table:table-cell>
          <table:table-cell office:value-type="float" office:value="56092.6490332" calcext:value-type="float">
            <text:p>56092.6490332</text:p>
          </table:table-cell>
          <table:table-cell office:value-type="float" office:value="1429543566.17416" calcext:value-type="float">
            <text:p>1429543566.174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string" calcext:value-type="string">
            <text:p>Dhaka</text:p>
          </table:table-cell>
          <table:table-cell office:value-type="float" office:value="2011" calcext:value-type="float">
            <text:p>2011</text:p>
          </table:table-cell>
          <table:table-cell office:value-type="float" office:value="1.08455018753212" calcext:value-type="float">
            <text:p>1.0845501875</text:p>
          </table:table-cell>
          <table:table-cell office:value-type="float" office:value="0.00000414025795347867" calcext:value-type="float">
            <text:p>4.14025795347867E-006</text:p>
          </table:table-cell>
          <table:table-cell office:value-type="float" office:value="0.025417023926265" calcext:value-type="float">
            <text:p>0.0254170239</text:p>
          </table:table-cell>
          <table:table-cell office:value-type="float" office:value="213.401360215054" calcext:value-type="float">
            <text:p>213.4013602151</text:p>
          </table:table-cell>
          <table:table-cell office:value-type="float" office:value="0.669302325581395" calcext:value-type="float">
            <text:p>0.6693023256</text:p>
          </table:table-cell>
          <table:table-cell office:value-type="float" office:value="0.0601441812564367" calcext:value-type="float">
            <text:p>0.0601441813</text:p>
          </table:table-cell>
          <table:table-cell office:value-type="float" office:value="4157190.09160388" calcext:value-type="float">
            <text:p>4157190.09160388</text:p>
          </table:table-cell>
          <table:table-cell office:value-type="float" office:value="69120403.7490988" calcext:value-type="float">
            <text:p>69120403.7490988</text:p>
          </table:table-cell>
          <table:table-cell office:value-type="float" office:value="102879.3726404" calcext:value-type="float">
            <text:p>102879.3726404</text:p>
          </table:table-cell>
          <table:table-cell office:value-type="float" office:value="2025653719.03498" calcext:value-type="float">
            <text:p>2025653719.03498</text:p>
          </table:table-cell>
          <table:table-cell office:value-type="float" office:value="0" calcext:value-type="float">
            <text:p>0</text:p>
          </table:table-cell>
          <table:table-cell office:value-type="float" office:value="361.952465044019" calcext:value-type="float">
            <text:p>361.9524650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string" calcext:value-type="string">
            <text:p>Guangzhou</text:p>
          </table:table-cell>
          <table:table-cell office:value-type="float" office:value="2001" calcext:value-type="float">
            <text:p>2001</text:p>
          </table:table-cell>
          <table:table-cell office:value-type="float" office:value="1.23730810092248" calcext:value-type="float">
            <text:p>1.2373081009</text:p>
          </table:table-cell>
          <table:table-cell office:value-type="float" office:value="0.00000465174934037141" calcext:value-type="float">
            <text:p>4.65174934037141E-006</text:p>
          </table:table-cell>
          <table:table-cell office:value-type="float" office:value="0.0401871191371959" calcext:value-type="float">
            <text:p>0.0401871191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154184855003046" calcext:value-type="float">
            <text:p>0.154184855</text:p>
          </table:table-cell>
          <table:table-cell office:value-type="float" office:value="5441375.59392764" calcext:value-type="float">
            <text:p>5441375.59392764</text:p>
          </table:table-cell>
          <table:table-cell office:value-type="float" office:value="35291245.6532787" calcext:value-type="float">
            <text:p>35291245.6532787</text:p>
          </table:table-cell>
          <table:table-cell office:value-type="float" office:value="96084.0782537" calcext:value-type="float">
            <text:p>96084.0782537</text:p>
          </table:table-cell>
          <table:table-cell office:value-type="float" office:value="28686000540.6786" calcext:value-type="float">
            <text:p>28686000540.67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string" calcext:value-type="string">
            <text:p>Guangzhou</text:p>
          </table:table-cell>
          <table:table-cell office:value-type="float" office:value="2006" calcext:value-type="float">
            <text:p>2006</text:p>
          </table:table-cell>
          <table:table-cell office:value-type="float" office:value="1.20546348842647" calcext:value-type="float">
            <text:p>1.2054634884</text:p>
          </table:table-cell>
          <table:table-cell office:value-type="float" office:value="0.00000456054327381884" calcext:value-type="float">
            <text:p>4.56054327381884E-006</text:p>
          </table:table-cell>
          <table:table-cell office:value-type="float" office:value="0.0795129793510325" calcext:value-type="float">
            <text:p>0.0795129794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0929083595662819" calcext:value-type="float">
            <text:p>0.0929083596</text:p>
          </table:table-cell>
          <table:table-cell office:value-type="float" office:value="6331157.03957532" calcext:value-type="float">
            <text:p>6331157.03957532</text:p>
          </table:table-cell>
          <table:table-cell office:value-type="float" office:value="68144105.3219608" calcext:value-type="float">
            <text:p>68144105.3219608</text:p>
          </table:table-cell>
          <table:table-cell office:value-type="float" office:value="190002.5130474" calcext:value-type="float">
            <text:p>190002.5130474</text:p>
          </table:table-cell>
          <table:table-cell office:value-type="float" office:value="27344371353.1793" calcext:value-type="float">
            <text:p>27344371353.17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string" calcext:value-type="string">
            <text:p>Guangzhou</text:p>
          </table:table-cell>
          <table:table-cell office:value-type="float" office:value="2011" calcext:value-type="float">
            <text:p>2011</text:p>
          </table:table-cell>
          <table:table-cell office:value-type="float" office:value="1.12964284745393" calcext:value-type="float">
            <text:p>1.1296428475</text:p>
          </table:table-cell>
          <table:table-cell office:value-type="float" office:value="0.00000389233282828897" calcext:value-type="float">
            <text:p>3.89233282828897E-006</text:p>
          </table:table-cell>
          <table:table-cell office:value-type="float" office:value="0.090291037062597" calcext:value-type="float">
            <text:p>0.0902910371</text:p>
          </table:table-cell>
          <table:table-cell office:value-type="float" office:value="154.86618018939" calcext:value-type="float">
            <text:p>154.8661801894</text:p>
          </table:table-cell>
          <table:table-cell office:value-type="float" office:value="1" calcext:value-type="float">
            <text:p>1</text:p>
          </table:table-cell>
          <table:table-cell office:value-type="float" office:value="0.145136265469596" calcext:value-type="float">
            <text:p>0.1451362655</text:p>
          </table:table-cell>
          <table:table-cell office:value-type="float" office:value="13384072.5060078" calcext:value-type="float">
            <text:p>13384072.5060078</text:p>
          </table:table-cell>
          <table:table-cell office:value-type="float" office:value="92217286.0291183" calcext:value-type="float">
            <text:p>92217286.0291183</text:p>
          </table:table-cell>
          <table:table-cell office:value-type="float" office:value="268312.4515381" calcext:value-type="float">
            <text:p>268312.4515381</text:p>
          </table:table-cell>
          <table:table-cell office:value-type="float" office:value="23828493952.2484" calcext:value-type="float">
            <text:p>23828493952.2484</text:p>
          </table:table-cell>
          <table:table-cell office:value-type="float" office:value="0" calcext:value-type="float">
            <text:p>0</text:p>
          </table:table-cell>
          <table:table-cell office:value-type="float" office:value="4641.60448446977" calcext:value-type="float">
            <text:p>4641.604484469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string" calcext:value-type="string">
            <text:p>Istanbul</text:p>
          </table:table-cell>
          <table:table-cell office:value-type="float" office:value="2001" calcext:value-type="float">
            <text:p>2001</text:p>
          </table:table-cell>
          <table:table-cell office:value-type="float" office:value="1.1579056981955" calcext:value-type="float">
            <text:p>1.1579056982</text:p>
          </table:table-cell>
          <table:table-cell office:value-type="float" office:value="0.0000217603540230828" calcext:value-type="float">
            <text:p>2.17603540230828E-005</text:p>
          </table:table-cell>
          <table:table-cell office:value-type="float" office:value="0.0461972315910048" calcext:value-type="float">
            <text:p>0.0461972316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2868023.59574011" calcext:value-type="float">
            <text:p>2868023.59574011</text:p>
          </table:table-cell>
          <table:table-cell office:value-type="float" office:value="91341.67936" calcext:value-type="float">
            <text:p>91341.67936</text:p>
          </table:table-cell>
          <table:table-cell office:value-type="float" office:value="1632960561.07332" calcext:value-type="float">
            <text:p>1632960561.073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string" calcext:value-type="string">
            <text:p>Istanbul</text:p>
          </table:table-cell>
          <table:table-cell office:value-type="float" office:value="2006" calcext:value-type="float">
            <text:p>2006</text:p>
          </table:table-cell>
          <table:table-cell office:value-type="float" office:value="1.26158487903045" calcext:value-type="float">
            <text:p>1.261584879</text:p>
          </table:table-cell>
          <table:table-cell office:value-type="float" office:value="0.00000484027992887053" calcext:value-type="float">
            <text:p>4.84027992887053E-006</text:p>
          </table:table-cell>
          <table:table-cell office:value-type="float" office:value="0.036302099466529" calcext:value-type="float">
            <text:p>0.0363020995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10343784.1173399" calcext:value-type="float">
            <text:p>10343784.1173399</text:p>
          </table:table-cell>
          <table:table-cell office:value-type="float" office:value="70590.45676" calcext:value-type="float">
            <text:p>70590.45676</text:p>
          </table:table-cell>
          <table:table-cell office:value-type="float" office:value="1826282430.4695" calcext:value-type="float">
            <text:p>1826282430.46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string" calcext:value-type="string">
            <text:p>Istanbul</text:p>
          </table:table-cell>
          <table:table-cell office:value-type="float" office:value="2011" calcext:value-type="float">
            <text:p>2011</text:p>
          </table:table-cell>
          <table:table-cell office:value-type="float" office:value="1.43970567576691" calcext:value-type="float">
            <text:p>1.4397056758</text:p>
          </table:table-cell>
          <table:table-cell office:value-type="float" office:value="0.00000355209560953503" calcext:value-type="float">
            <text:p>3.55209560953503E-006</text:p>
          </table:table-cell>
          <table:table-cell office:value-type="float" office:value="0.0370980865459838" calcext:value-type="float">
            <text:p>0.0370980865</text:p>
          </table:table-cell>
          <table:table-cell office:value-type="float" office:value="91.5941091375206" calcext:value-type="float">
            <text:p>91.5941091375</text:p>
          </table:table-cell>
          <table:table-cell office:value-type="string" calcext:value-type="string">
            <text:p>Inf</text:p>
          </table:table-cell>
          <table:table-cell office:value-type="float" office:value="0.741064542375447" calcext:value-type="float">
            <text:p>0.7410645424</text:p>
          </table:table-cell>
          <table:table-cell office:value-type="float" office:value="10658063.1677421" calcext:value-type="float">
            <text:p>10658063.1677421</text:p>
          </table:table-cell>
          <table:table-cell office:value-type="float" office:value="14382098.3980399" calcext:value-type="float">
            <text:p>14382098.3980399</text:p>
          </table:table-cell>
          <table:table-cell office:value-type="float" office:value="87520.67656" calcext:value-type="float">
            <text:p>87520.67656</text:p>
          </table:table-cell>
          <table:table-cell office:value-type="float" office:value="1979674389.40766" calcext:value-type="float">
            <text:p>1979674389.40766</text:p>
          </table:table-cell>
          <table:table-cell office:value-type="float" office:value="19.7458620689655" calcext:value-type="float">
            <text:p>19.745862069</text:p>
          </table:table-cell>
          <table:table-cell office:value-type="float" office:value="1140.8720657277" calcext:value-type="float">
            <text:p>1140.87206572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string" calcext:value-type="string">
            <text:p>Jakarta</text:p>
          </table:table-cell>
          <table:table-cell office:value-type="float" office:value="2001" calcext:value-type="float">
            <text:p>2001</text:p>
          </table:table-cell>
          <table:table-cell office:value-type="float" office:value="1.22724086221894" calcext:value-type="float">
            <text:p>1.2272408622</text:p>
          </table:table-cell>
          <table:table-cell office:value-type="float" office:value="0.00000808357020192329" calcext:value-type="float">
            <text:p>8.08357020192329E-006</text:p>
          </table:table-cell>
          <table:table-cell office:value-type="float" office:value="0.0394796025861558" calcext:value-type="float">
            <text:p>0.0394796026</text:p>
          </table:table-cell>
          <table:table-cell office:value-type="string" calcext:value-type="string">
            <text:p>Inf</text:p>
          </table:table-cell>
          <table:table-cell office:value-type="float" office:value="0.578991345356993" calcext:value-type="float">
            <text:p>0.578991345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469404.96860677" calcext:value-type="float">
            <text:p>8469404.96860677</text:p>
          </table:table-cell>
          <table:table-cell office:value-type="float" office:value="63632.521529" calcext:value-type="float">
            <text:p>63632.521529</text:p>
          </table:table-cell>
          <table:table-cell office:value-type="float" office:value="884049990.20437" calcext:value-type="float">
            <text:p>884049990.204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string" calcext:value-type="string">
            <text:p>Jakarta</text:p>
          </table:table-cell>
          <table:table-cell office:value-type="float" office:value="2006" calcext:value-type="float">
            <text:p>2006</text:p>
          </table:table-cell>
          <table:table-cell office:value-type="float" office:value="1.08264858837031" calcext:value-type="float">
            <text:p>1.0826485884</text:p>
          </table:table-cell>
          <table:table-cell office:value-type="float" office:value="0.0000136948993978816" calcext:value-type="float">
            <text:p>1.36948993978816E-005</text:p>
          </table:table-cell>
          <table:table-cell office:value-type="float" office:value="0.0765254984081209" calcext:value-type="float">
            <text:p>0.0765254984</text:p>
          </table:table-cell>
          <table:table-cell office:value-type="string" calcext:value-type="string">
            <text:p>Inf</text:p>
          </table:table-cell>
          <table:table-cell office:value-type="float" office:value="0.51032457738319" calcext:value-type="float">
            <text:p>0.510324577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844941.10679043" calcext:value-type="float">
            <text:p>8844941.10679043</text:p>
          </table:table-cell>
          <table:table-cell office:value-type="float" office:value="151258.5586879" calcext:value-type="float">
            <text:p>151258.5586879</text:p>
          </table:table-cell>
          <table:table-cell office:value-type="float" office:value="1127082260.83287" calcext:value-type="float">
            <text:p>1127082260.832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string" calcext:value-type="string">
            <text:p>Jakarta</text:p>
          </table:table-cell>
          <table:table-cell office:value-type="float" office:value="2011" calcext:value-type="float">
            <text:p>2011</text:p>
          </table:table-cell>
          <table:table-cell office:value-type="float" office:value="1.62915877183152" calcext:value-type="float">
            <text:p>1.6291587718</text:p>
          </table:table-cell>
          <table:table-cell office:value-type="float" office:value="0.00000332608898055697" calcext:value-type="float">
            <text:p>3.32608898055697E-006</text:p>
          </table:table-cell>
          <table:table-cell office:value-type="float" office:value="0.033393535418437" calcext:value-type="float">
            <text:p>0.0333935354</text:p>
          </table:table-cell>
          <table:table-cell office:value-type="float" office:value="493.411984962179" calcext:value-type="float">
            <text:p>493.4119849622</text:p>
          </table:table-cell>
          <table:table-cell office:value-type="float" office:value="0.570605218520384" calcext:value-type="float">
            <text:p>0.570605218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7899382.0638194" calcext:value-type="float">
            <text:p>17899382.0638194</text:p>
          </table:table-cell>
          <table:table-cell office:value-type="float" office:value="46078.4334872" calcext:value-type="float">
            <text:p>46078.4334872</text:p>
          </table:table-cell>
          <table:table-cell office:value-type="float" office:value="1647144462.4602" calcext:value-type="float">
            <text:p>1647144462.4602</text:p>
          </table:table-cell>
          <table:table-cell office:value-type="float" office:value="0" calcext:value-type="float">
            <text:p>0</text:p>
          </table:table-cell>
          <table:table-cell office:value-type="float" office:value="239.921513225022" calcext:value-type="float">
            <text:p>239.9215132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3" office:value-type="string" calcext:value-type="string">
            <text:p>Karachi</text:p>
          </table:table-cell>
          <table:table-cell table:style-name="ce3" office:value-type="float" office:value="2001" calcext:value-type="float">
            <text:p>2001</text:p>
          </table:table-cell>
          <table:table-cell office:value-type="string" calcext:value-type="string">
            <text:p>Inf</text:p>
          </table:table-cell>
          <table:table-cell office:value-type="float" office:value="0.000000723171428571429" calcext:value-type="float">
            <text:p>7.23171428571429E-007</text:p>
          </table:table-cell>
          <table:table-cell office:value-type="float" office:value="0.0042185" calcext:value-type="float">
            <text:p>0.0042185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175000000" calcext:value-type="float">
            <text:p>175000000</text:p>
          </table:table-cell>
          <table:table-cell office:value-type="float" office:value="16.653582" calcext:value-type="float">
            <text:p>16.653582</text:p>
          </table:table-cell>
          <table:table-cell office:value-type="float" office:value="618469000" calcext:value-type="float">
            <text:p>618469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3" office:value-type="string" calcext:value-type="string">
            <text:p>Karachi</text:p>
          </table:table-cell>
          <table:table-cell table:style-name="ce3" office:value-type="float" office:value="2006" calcext:value-type="float">
            <text:p>2006</text:p>
          </table:table-cell>
          <table:table-cell office:value-type="string" calcext:value-type="string">
            <text:p>Inf</text:p>
          </table:table-cell>
          <table:table-cell office:value-type="float" office:value="0.000000749253333333333" calcext:value-type="float">
            <text:p>7.49253333333333E-007</text:p>
          </table:table-cell>
          <table:table-cell office:value-type="float" office:value="0.00416251851851852" calcext:value-type="float">
            <text:p>0.0041625185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74294205.0520059" calcext:value-type="float">
            <text:p>74294205.0520059</text:p>
          </table:table-cell>
          <table:table-cell office:value-type="float" office:value="23.4158885" calcext:value-type="float">
            <text:p>23.4158885</text:p>
          </table:table-cell>
          <table:table-cell office:value-type="float" office:value="851625000" calcext:value-type="float">
            <text:p>851625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string" calcext:value-type="string">
            <text:p>Karachi</text:p>
          </table:table-cell>
          <table:table-cell office:value-type="float" office:value="2011" calcext:value-type="float">
            <text:p>2011</text:p>
          </table:table-cell>
          <table:table-cell office:value-type="float" office:value="1.29930029613906" calcext:value-type="float">
            <text:p>1.2993002961</text:p>
          </table:table-cell>
          <table:table-cell office:value-type="float" office:value="0.000003945648875" calcext:value-type="float">
            <text:p>3.945648875E-006</text:p>
          </table:table-cell>
          <table:table-cell office:value-type="float" office:value="0.0203646393548387" calcext:value-type="float">
            <text:p>0.0203646394</text:p>
          </table:table-cell>
          <table:table-cell office:value-type="float" office:value="89.495863339949" calcext:value-type="float">
            <text:p>89.4958633399</text:p>
          </table:table-cell>
          <table:table-cell office:value-type="string" calcext:value-type="string">
            <text:p>Inf</text:p>
          </table:table-cell>
          <table:table-cell office:value-type="float" office:value="0.0019319605513941" calcext:value-type="float">
            <text:p>0.0019319606</text:p>
          </table:table-cell>
          <table:table-cell office:value-type="float" office:value="96598.027569705" calcext:value-type="float">
            <text:p>96598.027569705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18527.1491203" calcext:value-type="float">
            <text:p>818527.1491203</text:p>
          </table:table-cell>
          <table:table-cell office:value-type="float" office:value="1081004005.97324" calcext:value-type="float">
            <text:p>1081004005.97324</text:p>
          </table:table-cell>
          <table:table-cell office:value-type="float" office:value="0" calcext:value-type="float">
            <text:p>0</text:p>
          </table:table-cell>
          <table:table-cell office:value-type="float" office:value="2476.16822429907" calcext:value-type="float">
            <text:p>2476.16822429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string" calcext:value-type="string">
            <text:p>Kolkata</text:p>
          </table:table-cell>
          <table:table-cell office:value-type="float" office:value="2001" calcext:value-type="float">
            <text:p>2001</text:p>
          </table:table-cell>
          <table:table-cell office:value-type="float" office:value="0.983388357750418" calcext:value-type="float">
            <text:p>0.98338835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9026629.3840376" calcext:value-type="float">
            <text:p>39026629.3840376</text:p>
          </table:table-cell>
          <table:table-cell office:value-type="float" office:value="1943.2609009" calcext:value-type="float">
            <text:p>1943.2609009</text:p>
          </table:table-cell>
          <table:table-cell office:value-type="float" office:value="10.4740632" calcext:value-type="float">
            <text:p>10.474063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string" calcext:value-type="string">
            <text:p>Kolkata</text:p>
          </table:table-cell>
          <table:table-cell office:value-type="float" office:value="2006" calcext:value-type="float">
            <text:p>2006</text:p>
          </table:table-cell>
          <table:table-cell office:value-type="float" office:value="2.28333012902457" calcext:value-type="float">
            <text:p>2.283330129</text:p>
          </table:table-cell>
          <table:table-cell office:value-type="float" office:value="0.000000830889559324703" calcext:value-type="float">
            <text:p>8.30889559324703E-007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.14479382413858" calcext:value-type="float">
            <text:p>1.144793824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63363115.0037488" calcext:value-type="float">
            <text:p>63363115.0037488</text:p>
          </table:table-cell>
          <table:table-cell office:value-type="float" office:value="5863.7395867" calcext:value-type="float">
            <text:p>5863.7395867</text:p>
          </table:table-cell>
          <table:table-cell office:value-type="float" office:value="1493872022.79926" calcext:value-type="float">
            <text:p>1493872022.799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string" calcext:value-type="string">
            <text:p>Kolkata</text:p>
          </table:table-cell>
          <table:table-cell office:value-type="float" office:value="2011" calcext:value-type="float">
            <text:p>2011</text:p>
          </table:table-cell>
          <table:table-cell office:value-type="float" office:value="2.465712596729" calcext:value-type="float">
            <text:p>2.4657125967</text:p>
          </table:table-cell>
          <table:table-cell office:value-type="float" office:value="0.000000834588867609714" calcext:value-type="float">
            <text:p>8.34588867609714E-007</text:p>
          </table:table-cell>
          <table:table-cell office:value-type="float" office:value="0.00481168019695397" calcext:value-type="float">
            <text:p>0.0048116802</text:p>
          </table:table-cell>
          <table:table-cell office:value-type="float" office:value="35.9919911802276" calcext:value-type="float">
            <text:p>35.9919911802</text:p>
          </table:table-cell>
          <table:table-cell office:value-type="float" office:value="2.87554540842212" calcext:value-type="float">
            <text:p>2.875545408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6040585.5280374" calcext:value-type="float">
            <text:p>76040585.5280374</text:p>
          </table:table-cell>
          <table:table-cell office:value-type="float" office:value="17328.3435124" calcext:value-type="float">
            <text:p>17328.3435124</text:p>
          </table:table-cell>
          <table:table-cell office:value-type="float" office:value="2988914842.59781" calcext:value-type="float">
            <text:p>2988914842.59781</text:p>
          </table:table-cell>
          <table:table-cell office:value-type="string" calcext:value-type="string">
            <text:p>Inf</text:p>
          </table:table-cell>
          <table:table-cell office:value-type="float" office:value="1114.17885916855" calcext:value-type="float">
            <text:p>1114.17885916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3" office:value-type="string" calcext:value-type="string">
            <text:p>Lagos</text:p>
          </table:table-cell>
          <table:table-cell table:style-name="ce3" office:value-type="float" office:value="2001" calcext:value-type="float">
            <text:p>200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3" office:value-type="string" calcext:value-type="string">
            <text:p>Lagos</text:p>
          </table:table-cell>
          <table:table-cell table:style-name="ce3"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33380829.1475569" calcext:value-type="float">
            <text:p>33380829.1475569</text:p>
          </table:table-cell>
          <table:table-cell office:value-type="float" office:value="0" calcext:value-type="float">
            <text:p>0</text:p>
          </table:table-cell>
          <table:table-cell office:value-type="float" office:value="3286272810" calcext:value-type="float">
            <text:p>328627281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office:value-type="string" calcext:value-type="string">
            <text:p>Lagos</text:p>
          </table:table-cell>
          <table:table-cell office:value-type="float" office:value="2011" calcext:value-type="float">
            <text:p>2011</text:p>
          </table:table-cell>
          <table:table-cell office:value-type="float" office:value="1.00954224922669" calcext:value-type="float">
            <text:p>1.0095422492</text:p>
          </table:table-cell>
          <table:table-cell office:value-type="float" office:value="0.00000433952461866953" calcext:value-type="float">
            <text:p>4.33952461866953E-006</text:p>
          </table:table-cell>
          <table:table-cell office:value-type="float" office:value="0.0296583559477469" calcext:value-type="float">
            <text:p>0.0296583559</text:p>
          </table:table-cell>
          <table:table-cell office:value-type="float" office:value="217.816725762407" calcext:value-type="float">
            <text:p>217.8167257624</text:p>
          </table:table-cell>
          <table:table-cell office:value-type="float" office:value="7.8078500700962" calcext:value-type="float">
            <text:p>7.807850070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5366998.7233422" calcext:value-type="float">
            <text:p>55366998.7233422</text:p>
          </table:table-cell>
          <table:table-cell office:value-type="float" office:value="25332.0923597" calcext:value-type="float">
            <text:p>25332.0923597</text:p>
          </table:table-cell>
          <table:table-cell office:value-type="float" office:value="5584690837.75992" calcext:value-type="float">
            <text:p>5584690837.75992</text:p>
          </table:table-cell>
          <table:table-cell office:value-type="string" calcext:value-type="string">
            <text:p>NA</text:p>
          </table:table-cell>
          <table:table-cell office:value-type="float" office:value="519.566323529412" calcext:value-type="float">
            <text:p>519.566323529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4</text:p>
          </table:table-cell>
          <table:table-cell office:value-type="string" calcext:value-type="string">
            <text:p>London</text:p>
          </table:table-cell>
          <table:table-cell office:value-type="float" office:value="2001" calcext:value-type="float">
            <text:p>2001</text:p>
          </table:table-cell>
          <table:table-cell office:value-type="float" office:value="1.11486005342737" calcext:value-type="float">
            <text:p>1.1148600534</text:p>
          </table:table-cell>
          <table:table-cell office:value-type="float" office:value="0.00000289005364289875" calcext:value-type="float">
            <text:p>2.89005364289875E-006</text:p>
          </table:table-cell>
          <table:table-cell office:value-type="float" office:value="0.110781969026549" calcext:value-type="float">
            <text:p>0.11078196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0.332531725785223" calcext:value-type="float">
            <text:p>0.3325317258</text:p>
          </table:table-cell>
          <table:table-cell office:value-type="float" office:value="22803839.0501763" calcext:value-type="float">
            <text:p>22803839.0501763</text:p>
          </table:table-cell>
          <table:table-cell office:value-type="float" office:value="68576431.3053995" calcext:value-type="float">
            <text:p>68576431.3053995</text:p>
          </table:table-cell>
          <table:table-cell office:value-type="float" office:value="179067.532752" calcext:value-type="float">
            <text:p>179067.532752</text:p>
          </table:table-cell>
          <table:table-cell office:value-type="float" office:value="1166188905.60915" calcext:value-type="float">
            <text:p>1166188905.609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office:value-type="string" calcext:value-type="string">
            <text:p>London</text:p>
          </table:table-cell>
          <table:table-cell office:value-type="float" office:value="2006" calcext:value-type="float">
            <text:p>2006</text:p>
          </table:table-cell>
          <table:table-cell office:value-type="float" office:value="1.23016932780843" calcext:value-type="float">
            <text:p>1.2301693278</text:p>
          </table:table-cell>
          <table:table-cell office:value-type="float" office:value="0.00000203586293780796" calcext:value-type="float">
            <text:p>2.03586293780796E-006</text:p>
          </table:table-cell>
          <table:table-cell office:value-type="float" office:value="0.101285975141123" calcext:value-type="float">
            <text:p>0.1012859751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108542931.483088" calcext:value-type="float">
            <text:p>108542931.483088</text:p>
          </table:table-cell>
          <table:table-cell office:value-type="float" office:value="137761.540337" calcext:value-type="float">
            <text:p>137761.540337</text:p>
          </table:table-cell>
          <table:table-cell office:value-type="float" office:value="1235143691.70443" calcext:value-type="float">
            <text:p>1235143691.704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6</text:p>
          </table:table-cell>
          <table:table-cell office:value-type="string" calcext:value-type="string">
            <text:p>London</text:p>
          </table:table-cell>
          <table:table-cell office:value-type="float" office:value="2011" calcext:value-type="float">
            <text:p>2011</text:p>
          </table:table-cell>
          <table:table-cell office:value-type="float" office:value="1.49353996806149" calcext:value-type="float">
            <text:p>1.4935399681</text:p>
          </table:table-cell>
          <table:table-cell office:value-type="float" office:value="0.00000184389565779271" calcext:value-type="float">
            <text:p>1.84389565779271E-006</text:p>
          </table:table-cell>
          <table:table-cell office:value-type="float" office:value="0.0872777562255465" calcext:value-type="float">
            <text:p>0.0872777562</text:p>
          </table:table-cell>
          <table:table-cell office:value-type="float" office:value="447.358895089986" calcext:value-type="float">
            <text:p>447.35889509</text:p>
          </table:table-cell>
          <table:table-cell table:number-columns-repeated="3" office:value-type="string" calcext:value-type="string">
            <text:p>Inf</text:p>
          </table:table-cell>
          <table:table-cell office:value-type="float" office:value="149266975.308642" calcext:value-type="float">
            <text:p>149266975.308642</text:p>
          </table:table-cell>
          <table:table-cell office:value-type="float" office:value="129637.464511" calcext:value-type="float">
            <text:p>129637.464511</text:p>
          </table:table-cell>
          <table:table-cell office:value-type="float" office:value="1265586334.32673" calcext:value-type="float">
            <text:p>1265586334.32673</text:p>
          </table:table-cell>
          <table:table-cell office:value-type="float" office:value="135.509133333333" calcext:value-type="float">
            <text:p>135.5091333333</text:p>
          </table:table-cell>
          <table:table-cell office:value-type="float" office:value="1176.8153078203" calcext:value-type="float">
            <text:p>1176.81530782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7</text:p>
          </table:table-cell>
          <table:table-cell office:value-type="string" calcext:value-type="string">
            <text:p>Los Angeles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0000435033046630881" calcext:value-type="float">
            <text:p>0.000000435</text:p>
          </table:table-cell>
          <table:table-cell office:value-type="float" office:value="0.0237119875454074" calcext:value-type="float">
            <text:p>0.0237119875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5120.41413" calcext:value-type="float">
            <text:p>55120.41413</text:p>
          </table:table-cell>
          <table:table-cell office:value-type="float" office:value="2180.69136" calcext:value-type="float">
            <text:p>2180.691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8</text:p>
          </table:table-cell>
          <table:table-cell office:value-type="string" calcext:value-type="string">
            <text:p>Los Angeles</text:p>
          </table:table-cell>
          <table:table-cell office:value-type="float" office:value="2006" calcext:value-type="float">
            <text:p>2006</text:p>
          </table:table-cell>
          <table:table-cell office:value-type="float" office:value="1.50717446051635" calcext:value-type="float">
            <text:p>1.5071744605</text:p>
          </table:table-cell>
          <table:table-cell office:value-type="float" office:value="0.00000107004358294561" calcext:value-type="float">
            <text:p>0.00000107</text:p>
          </table:table-cell>
          <table:table-cell office:value-type="float" office:value="0.0774462268210224" calcext:value-type="float">
            <text:p>0.0774462268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04409.8605082" calcext:value-type="float">
            <text:p>104409.8605082</text:p>
          </table:table-cell>
          <table:table-cell office:value-type="float" office:value="1475.4796762" calcext:value-type="float">
            <text:p>1475.479676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9</text:p>
          </table:table-cell>
          <table:table-cell office:value-type="string" calcext:value-type="string">
            <text:p>Los Angeles</text:p>
          </table:table-cell>
          <table:table-cell office:value-type="float" office:value="2011" calcext:value-type="float">
            <text:p>2011</text:p>
          </table:table-cell>
          <table:table-cell office:value-type="float" office:value="1.28027639181515" calcext:value-type="float">
            <text:p>1.2802763918</text:p>
          </table:table-cell>
          <table:table-cell office:value-type="float" office:value="0.00000140500300452044" calcext:value-type="float">
            <text:p>0.000001405</text:p>
          </table:table-cell>
          <table:table-cell office:value-type="float" office:value="0.10403330468197" calcext:value-type="float">
            <text:p>0.1040333047</text:p>
          </table:table-cell>
          <table:table-cell office:value-type="float" office:value="97.815599566441" calcext:value-type="float">
            <text:p>97.8155995664</text:p>
          </table:table-cell>
          <table:table-cell office:value-type="float" office:value="1" calcext:value-type="float">
            <text:p>1</text:p>
          </table:table-cell>
          <table:table-cell office:value-type="float" office:value="0.176091577662452" calcext:value-type="float">
            <text:p>0.1760915777</text:p>
          </table:table-cell>
          <table:table-cell office:value-type="float" office:value="21105348.0351818" calcext:value-type="float">
            <text:p>21105348.0351818</text:p>
          </table:table-cell>
          <table:table-cell office:value-type="float" office:value="119854386.651237" calcext:value-type="float">
            <text:p>119854386.651237</text:p>
          </table:table-cell>
          <table:table-cell office:value-type="float" office:value="207298.18834" calcext:value-type="float">
            <text:p>207298.18834</text:p>
          </table:table-cell>
          <table:table-cell office:value-type="float" office:value="11640004598.2857" calcext:value-type="float">
            <text:p>11640004598.2857</text:p>
          </table:table-cell>
          <table:table-cell office:value-type="float" office:value="0" calcext:value-type="float">
            <text:p>0</text:p>
          </table:table-cell>
          <table:table-cell office:value-type="float" office:value="9651.89873417722" calcext:value-type="float">
            <text:p>9651.89873417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0</text:p>
          </table:table-cell>
          <table:table-cell office:value-type="string" calcext:value-type="string">
            <text:p>Manila</text:p>
          </table:table-cell>
          <table:table-cell office:value-type="float" office:value="2001" calcext:value-type="float">
            <text:p>2001</text:p>
          </table:table-cell>
          <table:table-cell office:value-type="float" office:value="1.29366968629338" calcext:value-type="float">
            <text:p>1.2936696863</text:p>
          </table:table-cell>
          <table:table-cell office:value-type="float" office:value="0.00000847573197623021" calcext:value-type="float">
            <text:p>8.47573197623021E-006</text:p>
          </table:table-cell>
          <table:table-cell office:value-type="float" office:value="0.055551186199731" calcext:value-type="float">
            <text:p>0.0555511862</text:p>
          </table:table-cell>
          <table:table-cell office:value-type="string" calcext:value-type="string">
            <text:p>Inf</text:p>
          </table:table-cell>
          <table:table-cell office:value-type="float" office:value="0.384353460728879" calcext:value-type="float">
            <text:p>0.3843534607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9880.190997" calcext:value-type="float">
            <text:p>49880.190997</text:p>
          </table:table-cell>
          <table:table-cell office:value-type="float" office:value="3466628485.62009" calcext:value-type="float">
            <text:p>3466628485.6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office:value-type="string" calcext:value-type="string">
            <text:p>Manila</text:p>
          </table:table-cell>
          <table:table-cell office:value-type="float" office:value="2006" calcext:value-type="float">
            <text:p>2006</text:p>
          </table:table-cell>
          <table:table-cell office:value-type="float" office:value="1.3703952317595" calcext:value-type="float">
            <text:p>1.3703952318</text:p>
          </table:table-cell>
          <table:table-cell office:value-type="float" office:value="0.00000593449076059994" calcext:value-type="float">
            <text:p>5.93449076059994E-006</text:p>
          </table:table-cell>
          <table:table-cell office:value-type="float" office:value="0.0496128057994123" calcext:value-type="float">
            <text:p>0.0496128058</text:p>
          </table:table-cell>
          <table:table-cell office:value-type="string" calcext:value-type="string">
            <text:p>Inf</text:p>
          </table:table-cell>
          <table:table-cell office:value-type="float" office:value="0.455326618528569" calcext:value-type="float">
            <text:p>0.455326618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2444096.5402826" calcext:value-type="float">
            <text:p>42444096.5402826</text:p>
          </table:table-cell>
          <table:table-cell office:value-type="float" office:value="50855.3027622" calcext:value-type="float">
            <text:p>50855.3027622</text:p>
          </table:table-cell>
          <table:table-cell office:value-type="float" office:value="3203285824.10835" calcext:value-type="float">
            <text:p>3203285824.108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2</text:p>
          </table:table-cell>
          <table:table-cell office:value-type="string" calcext:value-type="string">
            <text:p>Manila</text:p>
          </table:table-cell>
          <table:table-cell office:value-type="float" office:value="2011" calcext:value-type="float">
            <text:p>2011</text:p>
          </table:table-cell>
          <table:table-cell office:value-type="float" office:value="1.75650085967988" calcext:value-type="float">
            <text:p>1.7565008597</text:p>
          </table:table-cell>
          <table:table-cell office:value-type="float" office:value="0.00000398505613226619" calcext:value-type="float">
            <text:p>3.98505613226619E-006</text:p>
          </table:table-cell>
          <table:table-cell office:value-type="float" office:value="0.0469748291473287" calcext:value-type="float">
            <text:p>0.0469748291</text:p>
          </table:table-cell>
          <table:table-cell office:value-type="float" office:value="875.679874213837" calcext:value-type="float">
            <text:p>875.6798742138</text:p>
          </table:table-cell>
          <table:table-cell office:value-type="float" office:value="0.656939804020543" calcext:value-type="float">
            <text:p>0.656939804</text:p>
          </table:table-cell>
          <table:table-cell office:value-type="float" office:value="0.000000166764431740508" calcext:value-type="float">
            <text:p>1.66764431740508E-007</text:p>
          </table:table-cell>
          <table:table-cell office:value-type="float" office:value="8.68422425178649" calcext:value-type="float">
            <text:p>8.6842242518</text:p>
          </table:table-cell>
          <table:table-cell office:value-type="float" office:value="52074798.9313421" calcext:value-type="float">
            <text:p>52074798.9313421</text:p>
          </table:table-cell>
          <table:table-cell office:value-type="float" office:value="30132152002.7607" calcext:value-type="float">
            <text:p>30132152002.7607</text:p>
          </table:table-cell>
          <table:table-cell office:value-type="float" office:value="3384054061.64404" calcext:value-type="float">
            <text:p>3384054061.64404</text:p>
          </table:table-cell>
          <table:table-cell office:value-type="float" office:value="69.0677777777778" calcext:value-type="float">
            <text:p>69.0677777778</text:p>
          </table:table-cell>
          <table:table-cell office:value-type="float" office:value="605.574963609898" calcext:value-type="float">
            <text:p>605.574963609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office:value-type="string" calcext:value-type="string">
            <text:p>Mexico City</text:p>
          </table:table-cell>
          <table:table-cell office:value-type="float" office:value="2001" calcext:value-type="float">
            <text:p>2001</text:p>
          </table:table-cell>
          <table:table-cell office:value-type="float" office:value="1.17554522626213" calcext:value-type="float">
            <text:p>1.1755452263</text:p>
          </table:table-cell>
          <table:table-cell office:value-type="float" office:value="0.00000170243348425138" calcext:value-type="float">
            <text:p>1.70243348425138E-006</text:p>
          </table:table-cell>
          <table:table-cell office:value-type="float" office:value="0.0370011205510127" calcext:value-type="float">
            <text:p>0.037001120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2631435.1308219" calcext:value-type="float">
            <text:p>42631435.1308219</text:p>
          </table:table-cell>
          <table:table-cell office:value-type="float" office:value="63235.0672093" calcext:value-type="float">
            <text:p>63235.0672093</text:p>
          </table:table-cell>
          <table:table-cell office:value-type="float" office:value="2927.227151" calcext:value-type="float">
            <text:p>2927.22715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4</text:p>
          </table:table-cell>
          <table:table-cell office:value-type="string" calcext:value-type="string">
            <text:p>Mexico City</text:p>
          </table:table-cell>
          <table:table-cell office:value-type="float" office:value="2006" calcext:value-type="float">
            <text:p>2006</text:p>
          </table:table-cell>
          <table:table-cell office:value-type="float" office:value="1.14718096162014" calcext:value-type="float">
            <text:p>1.1471809616</text:p>
          </table:table-cell>
          <table:table-cell office:value-type="float" office:value="0.00000152452340968648" calcext:value-type="float">
            <text:p>1.52452340968648E-006</text:p>
          </table:table-cell>
          <table:table-cell office:value-type="float" office:value="0.0429947702741318" calcext:value-type="float">
            <text:p>0.0429947703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0855144.8837426" calcext:value-type="float">
            <text:p>50855144.8837426</text:p>
          </table:table-cell>
          <table:table-cell office:value-type="float" office:value="75675.0017106" calcext:value-type="float">
            <text:p>75675.0017106</text:p>
          </table:table-cell>
          <table:table-cell office:value-type="float" office:value="192056893.284839" calcext:value-type="float">
            <text:p>192056893.2848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5</text:p>
          </table:table-cell>
          <table:table-cell office:value-type="string" calcext:value-type="string">
            <text:p>Mexico City</text:p>
          </table:table-cell>
          <table:table-cell office:value-type="float" office:value="2011" calcext:value-type="float">
            <text:p>2011</text:p>
          </table:table-cell>
          <table:table-cell office:value-type="float" office:value="1.25129110492182" calcext:value-type="float">
            <text:p>1.2512911049</text:p>
          </table:table-cell>
          <table:table-cell office:value-type="float" office:value="0.00000107055553856456" calcext:value-type="float">
            <text:p>1.07055553856456E-006</text:p>
          </table:table-cell>
          <table:table-cell office:value-type="float" office:value="0.0374410523913466" calcext:value-type="float">
            <text:p>0.0374410524</text:p>
          </table:table-cell>
          <table:table-cell office:value-type="float" office:value="221.668060200669" calcext:value-type="float">
            <text:p>221.6680602007</text:p>
          </table:table-cell>
          <table:table-cell table:number-columns-repeated="3" office:value-type="string" calcext:value-type="string">
            <text:p>Inf</text:p>
          </table:table-cell>
          <table:table-cell office:value-type="float" office:value="66968619.204692" calcext:value-type="float">
            <text:p>66968619.204692</text:p>
          </table:table-cell>
          <table:table-cell office:value-type="float" office:value="63696.1810337" calcext:value-type="float">
            <text:p>63696.1810337</text:p>
          </table:table-cell>
          <table:table-cell office:value-type="float" office:value="2244802177.73341" calcext:value-type="float">
            <text:p>2244802177.73341</text:p>
          </table:table-cell>
          <table:table-cell office:value-type="float" office:value="11.2819695011631" calcext:value-type="float">
            <text:p>11.2819695012</text:p>
          </table:table-cell>
          <table:table-cell office:value-type="float" office:value="1610.3299856528" calcext:value-type="float">
            <text:p>1610.32998565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6</text:p>
          </table:table-cell>
          <table:table-cell office:value-type="string" calcext:value-type="string">
            <text:p>Moscow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f</text:p>
          </table:table-cell>
          <table:table-cell office:value-type="float" office:value="0.000000600833494845678" calcext:value-type="float">
            <text:p>6.00833494845678E-007</text:p>
          </table:table-cell>
          <table:table-cell office:value-type="float" office:value="0.0142557899378142" calcext:value-type="float">
            <text:p>0.0142557899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8.521" calcext:value-type="float">
            <text:p>18.521</text:p>
          </table:table-cell>
          <table:table-cell office:value-type="float" office:value="5554000000" calcext:value-type="float">
            <text:p>5554000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f</text:p>
          </table:table-cell>
          <table:table-cell office:value-type="float" office:value="0.000000474608669114313" calcext:value-type="float">
            <text:p>4.74608669114313E-007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8.521" calcext:value-type="float">
            <text:p>18.521</text:p>
          </table:table-cell>
          <table:table-cell office:value-type="float" office:value="5268000000" calcext:value-type="float">
            <text:p>5268000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8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float" office:value="1.71102077664779" calcext:value-type="float">
            <text:p>1.7110207766</text:p>
          </table:table-cell>
          <table:table-cell office:value-type="float" office:value="0.000000677414330040243" calcext:value-type="float">
            <text:p>6.77414330040243E-007</text:p>
          </table:table-cell>
          <table:table-cell office:value-type="float" office:value="0.0391261355999361" calcext:value-type="float">
            <text:p>0.0391261356</text:p>
          </table:table-cell>
          <table:table-cell office:value-type="float" office:value="416.747722222222" calcext:value-type="float">
            <text:p>416.7477222222</text:p>
          </table:table-cell>
          <table:table-cell office:value-type="string" calcext:value-type="string">
            <text:p>Inf</text:p>
          </table:table-cell>
          <table:table-cell office:value-type="float" office:value="0.632199384480105" calcext:value-type="float">
            <text:p>0.6321993845</text:p>
          </table:table-cell>
          <table:table-cell office:value-type="float" office:value="91286528.4092658" calcext:value-type="float">
            <text:p>91286528.4092658</text:p>
          </table:table-cell>
          <table:table-cell office:value-type="float" office:value="144395155.46877" calcext:value-type="float">
            <text:p>144395155.46877</text:p>
          </table:table-cell>
          <table:table-cell office:value-type="float" office:value="62019.891542" calcext:value-type="float">
            <text:p>62019.891542</text:p>
          </table:table-cell>
          <table:table-cell office:value-type="float" office:value="2992003945.7809" calcext:value-type="float">
            <text:p>2992003945.7809</text:p>
          </table:table-cell>
          <table:table-cell office:value-type="float" office:value="0" calcext:value-type="float">
            <text:p>0</text:p>
          </table:table-cell>
          <table:table-cell office:value-type="float" office:value="2143.2664756447" calcext:value-type="float">
            <text:p>2143.26647564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9</text:p>
          </table:table-cell>
          <table:table-cell office:value-type="string" calcext:value-type="string">
            <text:p>Mumbai</text:p>
          </table:table-cell>
          <table:table-cell office:value-type="float" office:value="2001" calcext:value-type="float">
            <text:p>2001</text:p>
          </table:table-cell>
          <table:table-cell office:value-type="float" office:value="0.575549144330781" calcext:value-type="float">
            <text:p>0.5755491443</text:p>
          </table:table-cell>
          <table:table-cell office:value-type="float" office:value="0.00000163895406465845" calcext:value-type="float">
            <text:p>0.000001639</text:p>
          </table:table-cell>
          <table:table-cell office:value-type="float" office:value="0.00687368425446652" calcext:value-type="float">
            <text:p>0.0068736843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4032145.4977654" calcext:value-type="float">
            <text:p>14032145.4977654</text:p>
          </table:table-cell>
          <table:table-cell office:value-type="float" office:value="34930.6094746" calcext:value-type="float">
            <text:p>34930.6094746</text:p>
          </table:table-cell>
          <table:table-cell office:value-type="float" office:value="229.6380904" calcext:value-type="float">
            <text:p>229.638090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office:value-type="string" calcext:value-type="string">
            <text:p>Mumbai</text:p>
          </table:table-cell>
          <table:table-cell office:value-type="float" office:value="2006" calcext:value-type="float">
            <text:p>2006</text:p>
          </table:table-cell>
          <table:table-cell office:value-type="float" office:value="0.650673779010483" calcext:value-type="float">
            <text:p>0.650673779</text:p>
          </table:table-cell>
          <table:table-cell office:value-type="float" office:value="0.000000756814413194972" calcext:value-type="float">
            <text:p>7.56814413194972E-007</text:p>
          </table:table-cell>
          <table:table-cell office:value-type="float" office:value="0.00823626229508197" calcext:value-type="float">
            <text:p>0.0082362623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35405386.3133333" calcext:value-type="float">
            <text:p>35405386.3133333</text:p>
          </table:table-cell>
          <table:table-cell office:value-type="float" office:value="40984.7124111" calcext:value-type="float">
            <text:p>40984.7124111</text:p>
          </table:table-cell>
          <table:table-cell office:value-type="float" office:value="4555246784.42821" calcext:value-type="float">
            <text:p>4555246784.428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office:value-type="string" calcext:value-type="string">
            <text:p>Mumbai</text:p>
          </table:table-cell>
          <table:table-cell office:value-type="float" office:value="2011" calcext:value-type="float">
            <text:p>2011</text:p>
          </table:table-cell>
          <table:table-cell office:value-type="float" office:value="1.53840770210958" calcext:value-type="float">
            <text:p>1.5384077021</text:p>
          </table:table-cell>
          <table:table-cell office:value-type="float" office:value="0.000000956280317802028" calcext:value-type="float">
            <text:p>9.56280317802028E-007</text:p>
          </table:table-cell>
          <table:table-cell office:value-type="float" office:value="0.00857869733308961" calcext:value-type="float">
            <text:p>0.0085786973</text:p>
          </table:table-cell>
          <table:table-cell office:value-type="float" office:value="177.409380178986" calcext:value-type="float">
            <text:p>177.409380179</text:p>
          </table:table-cell>
          <table:table-cell office:value-type="float" office:value="1.0108645401262" calcext:value-type="float">
            <text:p>1.010864540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0390333.2045537" calcext:value-type="float">
            <text:p>20390333.2045537</text:p>
          </table:table-cell>
          <table:table-cell office:value-type="float" office:value="36876.1542377" calcext:value-type="float">
            <text:p>36876.1542377</text:p>
          </table:table-cell>
          <table:table-cell office:value-type="float" office:value="6538682123.57182" calcext:value-type="float">
            <text:p>6538682123.57182</text:p>
          </table:table-cell>
          <table:table-cell office:value-type="string" calcext:value-type="string">
            <text:p>Inf</text:p>
          </table:table-cell>
          <table:table-cell office:value-type="float" office:value="642.012652732122" calcext:value-type="float">
            <text:p>642.01265273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3" office:value-type="string" calcext:value-type="string">
            <text:p>New York City</text:p>
          </table:table-cell>
          <table:table-cell table:style-name="ce3" office:value-type="float" office:value="2001" calcext:value-type="float">
            <text:p>2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3" office:value-type="string" calcext:value-type="string">
            <text:p>New York City</text:p>
          </table:table-cell>
          <table:table-cell table:style-name="ce3" office:value-type="float" office:value="2006" calcext:value-type="float">
            <text:p>20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3443880" calcext:value-type="float">
            <text:p>218334438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54</text:p>
          </table:table-cell>
          <table:table-cell office:value-type="string" calcext:value-type="string">
            <text:p>New York City</text:p>
          </table:table-cell>
          <table:table-cell office:value-type="float" office:value="2011" calcext:value-type="float">
            <text:p>2011</text:p>
          </table:table-cell>
          <table:table-cell office:value-type="float" office:value="1.23367019285096" calcext:value-type="float">
            <text:p>1.2336701929</text:p>
          </table:table-cell>
          <table:table-cell office:value-type="string" calcext:value-type="string">
            <text:p>Inf</text:p>
          </table:table-cell>
          <table:table-cell office:value-type="float" office:value="0.127209364164462" calcext:value-type="float">
            <text:p>0.127209364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493765.5439008" calcext:value-type="float">
            <text:p>493765.5439008</text:p>
          </table:table-cell>
          <table:table-cell office:value-type="float" office:value="13104.7907565" calcext:value-type="float">
            <text:p>13104.790756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5</text:p>
          </table:table-cell>
          <table:table-cell table:style-name="ce3" office:value-type="string" calcext:value-type="string">
            <text:p>Osaka</text:p>
          </table:table-cell>
          <table:table-cell table:style-name="ce3" office:value-type="float" office:value="2001" calcext:value-type="float">
            <text:p>200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56</text:p>
          </table:table-cell>
          <table:table-cell table:style-name="ce3" office:value-type="string" calcext:value-type="string">
            <text:p>Osaka</text:p>
          </table:table-cell>
          <table:table-cell table:style-name="ce3" office:value-type="float" office:value="2006" calcext:value-type="float">
            <text:p>2006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57</text:p>
          </table:table-cell>
          <table:table-cell office:value-type="string" calcext:value-type="string">
            <text:p>Osaka</text:p>
          </table:table-cell>
          <table:table-cell office:value-type="float" office:value="2011" calcext:value-type="float">
            <text:p>2011</text:p>
          </table:table-cell>
          <table:table-cell office:value-type="float" office:value="1.6460782446383" calcext:value-type="float">
            <text:p>1.6460782446</text:p>
          </table:table-cell>
          <table:table-cell office:value-type="float" office:value="2561.92885375494" calcext:value-type="float">
            <text:p>2561.9288537549</text:p>
          </table:table-cell>
          <table:table-cell office:value-type="float" office:value="0.0758579202996079" calcext:value-type="float">
            <text:p>0.0758579203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0.0742587697992812" calcext:value-type="float">
            <text:p>0.0742587698</text:p>
          </table:table-cell>
          <table:table-cell office:value-type="float" office:value="183596.65128" calcext:value-type="float">
            <text:p>183596.65128</text:p>
          </table:table-cell>
          <table:table-cell office:value-type="float" office:value="5027551017.87283" calcext:value-type="float">
            <text:p>5027551017.87283</text:p>
          </table:table-cell>
          <table:table-cell office:value-type="string" calcext:value-type="string">
            <text:p>NA</text:p>
          </table:table-cell>
          <table:table-cell office:value-type="float" office:value="1557.48077447336" calcext:value-type="float">
            <text:p>1557.48077447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8</text:p>
          </table:table-cell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  <table:table-cell office:value-type="float" office:value="1.05183110880857" calcext:value-type="float">
            <text:p>1.0518311088</text:p>
          </table:table-cell>
          <table:table-cell office:value-type="float" office:value="0.00000164973470502825" calcext:value-type="float">
            <text:p>1.64973470502825E-006</text:p>
          </table:table-cell>
          <table:table-cell office:value-type="float" office:value="0.0694127014545484" calcext:value-type="float">
            <text:p>0.06941270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8433078.4163334" calcext:value-type="float">
            <text:p>98433078.4163334</text:p>
          </table:table-cell>
          <table:table-cell office:value-type="float" office:value="164976.27748" calcext:value-type="float">
            <text:p>164976.27748</text:p>
          </table:table-cell>
          <table:table-cell office:value-type="float" office:value="1250836419.28418" calcext:value-type="float">
            <text:p>1250836419.2841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9</text:p>
          </table:table-cell>
          <table:table-cell office:value-type="string" calcext:value-type="string">
            <text:p>Paris</text:p>
          </table:table-cell>
          <table:table-cell office:value-type="float" office:value="2006" calcext:value-type="float">
            <text:p>2006</text:p>
          </table:table-cell>
          <table:table-cell office:value-type="float" office:value="0.979007112723317" calcext:value-type="float">
            <text:p>0.9790071127</text:p>
          </table:table-cell>
          <table:table-cell office:value-type="float" office:value="0.00000140987928143628" calcext:value-type="float">
            <text:p>1.40987928143628E-006</text:p>
          </table:table-cell>
          <table:table-cell office:value-type="float" office:value="0.0680545940133884" calcext:value-type="float">
            <text:p>0.068054594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79994.50487" calcext:value-type="float">
            <text:p>179994.50487</text:p>
          </table:table-cell>
          <table:table-cell office:value-type="float" office:value="1409.7053" calcext:value-type="float">
            <text:p>1409.70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0</text:p>
          </table:table-cell>
          <table:table-cell office:value-type="string" calcext:value-type="string">
            <text:p>Paris</text:p>
          </table:table-cell>
          <table:table-cell office:value-type="float" office:value="2011" calcext:value-type="float">
            <text:p>2011</text:p>
          </table:table-cell>
          <table:table-cell office:value-type="float" office:value="1.32812617132465" calcext:value-type="float">
            <text:p>1.3281261713</text:p>
          </table:table-cell>
          <table:table-cell office:value-type="float" office:value="0.00000111003145994943" calcext:value-type="float">
            <text:p>0.00000111</text:p>
          </table:table-cell>
          <table:table-cell office:value-type="float" office:value="0.0632080838610053" calcext:value-type="float">
            <text:p>0.0632080839</text:p>
          </table:table-cell>
          <table:table-cell office:value-type="float" office:value="62.3758221630172" calcext:value-type="float">
            <text:p>62.375822163</text:p>
          </table:table-cell>
          <table:table-cell office:value-type="float" office:value="0.929880840558423" calcext:value-type="float">
            <text:p>0.9298808406</text:p>
          </table:table-cell>
          <table:table-cell office:value-type="float" office:value="0.0662905500705219" calcext:value-type="float">
            <text:p>0.0662905501</text:p>
          </table:table-cell>
          <table:table-cell office:value-type="float" office:value="6848557.82510578" calcext:value-type="float">
            <text:p>6848557.82510578</text:p>
          </table:table-cell>
          <table:table-cell office:value-type="float" office:value="103311223.361702" calcext:value-type="float">
            <text:p>103311223.361702</text:p>
          </table:table-cell>
          <table:table-cell office:value-type="float" office:value="188064.726" calcext:value-type="float">
            <text:p>188064.726</text:p>
          </table:table-cell>
          <table:table-cell office:value-type="float" office:value="5064193831.3206" calcext:value-type="float">
            <text:p>5064193831.3206</text:p>
          </table:table-cell>
          <table:table-cell office:value-type="float" office:value="228.910904207699" calcext:value-type="float">
            <text:p>228.9109042077</text:p>
          </table:table-cell>
          <table:table-cell office:value-type="float" office:value="2686.37803577032" calcext:value-type="float">
            <text:p>2686.37803577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1</text:p>
          </table:table-cell>
          <table:table-cell office:value-type="string" calcext:value-type="string">
            <text:p>Rio de Janeiro</text:p>
          </table:table-cell>
          <table:table-cell office:value-type="float" office:value="2001" calcext:value-type="float">
            <text:p>2001</text:p>
          </table:table-cell>
          <table:table-cell office:value-type="float" office:value="1.22834487346919" calcext:value-type="float">
            <text:p>1.2283448735</text:p>
          </table:table-cell>
          <table:table-cell office:value-type="float" office:value="0.00000288483333333333" calcext:value-type="float">
            <text:p>2.88483333333333E-006</text:p>
          </table:table-cell>
          <table:table-cell office:value-type="float" office:value="0.0229316176683683" calcext:value-type="float">
            <text:p>0.0229316177</text:p>
          </table:table-cell>
          <table:table-cell office:value-type="string" calcext:value-type="string">
            <text:p>Inf</text:p>
          </table:table-cell>
          <table:table-cell office:value-type="float" office:value="0.459458282449046" calcext:value-type="float">
            <text:p>0.459458282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8045.65692" calcext:value-type="float">
            <text:p>48045.65692</text:p>
          </table:table-cell>
          <table:table-cell office:value-type="float" office:value="4607992810.55788" calcext:value-type="float">
            <text:p>4607992810.557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2</text:p>
          </table:table-cell>
          <table:table-cell office:value-type="string" calcext:value-type="string">
            <text:p>Rio de Janeiro</text:p>
          </table:table-cell>
          <table:table-cell office:value-type="float" office:value="2006" calcext:value-type="float">
            <text:p>2006</text:p>
          </table:table-cell>
          <table:table-cell office:value-type="float" office:value="1.34365000803743" calcext:value-type="float">
            <text:p>1.343650008</text:p>
          </table:table-cell>
          <table:table-cell office:value-type="float" office:value="0.00000287709057971014" calcext:value-type="float">
            <text:p>2.87709057971014E-006</text:p>
          </table:table-cell>
          <table:table-cell office:value-type="float" office:value="0.0275385387279937" calcext:value-type="float">
            <text:p>0.0275385387</text:p>
          </table:table-cell>
          <table:table-cell office:value-type="string" calcext:value-type="string">
            <text:p>Inf</text:p>
          </table:table-cell>
          <table:table-cell office:value-type="float" office:value="0.475108551931075" calcext:value-type="float">
            <text:p>0.475108551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7319970.3043801" calcext:value-type="float">
            <text:p>27319970.3043801</text:p>
          </table:table-cell>
          <table:table-cell office:value-type="float" office:value="51860.626586" calcext:value-type="float">
            <text:p>51860.626586</text:p>
          </table:table-cell>
          <table:table-cell office:value-type="float" office:value="4746299821.54343" calcext:value-type="float">
            <text:p>4746299821.543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3</text:p>
          </table:table-cell>
          <table:table-cell office:value-type="string" calcext:value-type="string">
            <text:p>Rio de Janeiro</text:p>
          </table:table-cell>
          <table:table-cell office:value-type="float" office:value="2011" calcext:value-type="float">
            <text:p>2011</text:p>
          </table:table-cell>
          <table:table-cell office:value-type="float" office:value="1.60133229704473" calcext:value-type="float">
            <text:p>1.601332297</text:p>
          </table:table-cell>
          <table:table-cell office:value-type="float" office:value="0.00000240690528905289" calcext:value-type="float">
            <text:p>2.40690528905289E-006</text:p>
          </table:table-cell>
          <table:table-cell office:value-type="float" office:value="0.0328603009748951" calcext:value-type="float">
            <text:p>0.032860301</text:p>
          </table:table-cell>
          <table:table-cell office:value-type="float" office:value="73.4561848704165" calcext:value-type="float">
            <text:p>73.4561848704</text:p>
          </table:table-cell>
          <table:table-cell office:value-type="float" office:value="0.64841003981122" calcext:value-type="float">
            <text:p>0.6484100398</text:p>
          </table:table-cell>
          <table:table-cell office:value-type="float" office:value="0.294298921417565" calcext:value-type="float">
            <text:p>0.2942989214</text:p>
          </table:table-cell>
          <table:table-cell office:value-type="float" office:value="13186278.4851188" calcext:value-type="float">
            <text:p>13186278.4851188</text:p>
          </table:table-cell>
          <table:table-cell office:value-type="float" office:value="44805731.6065032" calcext:value-type="float">
            <text:p>44805731.6065032</text:p>
          </table:table-cell>
          <table:table-cell office:value-type="float" office:value="69261.922053" calcext:value-type="float">
            <text:p>69261.922053</text:p>
          </table:table-cell>
          <table:table-cell office:value-type="float" office:value="5027012820.85693" calcext:value-type="float">
            <text:p>5027012820.85693</text:p>
          </table:table-cell>
          <table:table-cell office:value-type="float" office:value="26.8826212865649" calcext:value-type="float">
            <text:p>26.8826212866</text:p>
          </table:table-cell>
          <table:table-cell office:value-type="float" office:value="1456.18532110092" calcext:value-type="float">
            <text:p>1456.18532110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string" calcext:value-type="string">
            <text:p>Sao Paulo</text:p>
          </table:table-cell>
          <table:table-cell office:value-type="float" office:value="2001" calcext:value-type="float">
            <text:p>2001</text:p>
          </table:table-cell>
          <table:table-cell office:value-type="float" office:value="1.23490019508065" calcext:value-type="float">
            <text:p>1.2349001951</text:p>
          </table:table-cell>
          <table:table-cell office:value-type="float" office:value="0.00000263192681388013" calcext:value-type="float">
            <text:p>2.63192681388013E-006</text:p>
          </table:table-cell>
          <table:table-cell office:value-type="float" office:value="0.0233280890479436" calcext:value-type="float">
            <text:p>0.023328089</text:p>
          </table:table-cell>
          <table:table-cell office:value-type="string" calcext:value-type="string">
            <text:p>Inf</text:p>
          </table:table-cell>
          <table:table-cell office:value-type="float" office:value="0.565131781716993" calcext:value-type="float">
            <text:p>0.5651317817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76253.7772" calcext:value-type="float">
            <text:p>76253.7772</text:p>
          </table:table-cell>
          <table:table-cell office:value-type="float" office:value="5139517639.43532" calcext:value-type="float">
            <text:p>5139517639.435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5</text:p>
          </table:table-cell>
          <table:table-cell office:value-type="string" calcext:value-type="string">
            <text:p>Sao Paulo</text:p>
          </table:table-cell>
          <table:table-cell office:value-type="float" office:value="2006" calcext:value-type="float">
            <text:p>2006</text:p>
          </table:table-cell>
          <table:table-cell office:value-type="float" office:value="1.2519661965935" calcext:value-type="float">
            <text:p>1.2519661966</text:p>
          </table:table-cell>
          <table:table-cell office:value-type="float" office:value="0.00000179757325319309" calcext:value-type="float">
            <text:p>1.79757325319309E-006</text:p>
          </table:table-cell>
          <table:table-cell office:value-type="float" office:value="0.0249362788583385" calcext:value-type="float">
            <text:p>0.0249362789</text:p>
          </table:table-cell>
          <table:table-cell office:value-type="string" calcext:value-type="string">
            <text:p>Inf</text:p>
          </table:table-cell>
          <table:table-cell office:value-type="float" office:value="0.548845296812931" calcext:value-type="float">
            <text:p>0.5488452968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9208185.0533808" calcext:value-type="float">
            <text:p>59208185.0533808</text:p>
          </table:table-cell>
          <table:table-cell office:value-type="float" office:value="79832.320296" calcext:value-type="float">
            <text:p>79832.320296</text:p>
          </table:table-cell>
          <table:table-cell office:value-type="float" office:value="5646554607.14249" calcext:value-type="float">
            <text:p>5646554607.142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6</text:p>
          </table:table-cell>
          <table:table-cell office:value-type="string" calcext:value-type="string">
            <text:p>Sao Paulo</text:p>
          </table:table-cell>
          <table:table-cell office:value-type="float" office:value="2011" calcext:value-type="float">
            <text:p>2011</text:p>
          </table:table-cell>
          <table:table-cell office:value-type="float" office:value="1.27505206944832" calcext:value-type="float">
            <text:p>1.2750520694</text:p>
          </table:table-cell>
          <table:table-cell office:value-type="float" office:value="0.00000138828268210323" calcext:value-type="float">
            <text:p>1.38828268210323E-006</text:p>
          </table:table-cell>
          <table:table-cell office:value-type="float" office:value="0.0290367151889925" calcext:value-type="float">
            <text:p>0.0290367152</text:p>
          </table:table-cell>
          <table:table-cell office:value-type="float" office:value="72.4292232616317" calcext:value-type="float">
            <text:p>72.4292232616</text:p>
          </table:table-cell>
          <table:table-cell office:value-type="float" office:value="0.583374355797684" calcext:value-type="float">
            <text:p>0.5833743558</text:p>
          </table:table-cell>
          <table:table-cell office:value-type="float" office:value="0.243704848206456" calcext:value-type="float">
            <text:p>0.2437048482</text:p>
          </table:table-cell>
          <table:table-cell office:value-type="float" office:value="17313233.3904038" calcext:value-type="float">
            <text:p>17313233.3904038</text:p>
          </table:table-cell>
          <table:table-cell office:value-type="float" office:value="71041809.4585332" calcext:value-type="float">
            <text:p>71041809.4585332</text:p>
          </table:table-cell>
          <table:table-cell office:value-type="float" office:value="117923.141293" calcext:value-type="float">
            <text:p>117923.141293</text:p>
          </table:table-cell>
          <table:table-cell office:value-type="float" office:value="6115396037.2485" calcext:value-type="float">
            <text:p>6115396037.2485</text:p>
          </table:table-cell>
          <table:table-cell office:value-type="float" office:value="21.064873271127" calcext:value-type="float">
            <text:p>21.0648732711</text:p>
          </table:table-cell>
          <table:table-cell office:value-type="float" office:value="1485.1837037037" calcext:value-type="float">
            <text:p>1485.183703703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67</text:p>
          </table:table-cell>
          <table:table-cell table:style-name="ce3" office:value-type="string" calcext:value-type="string">
            <text:p>Seoul</text:p>
          </table:table-cell>
          <table:table-cell table:style-name="ce3" office:value-type="float" office:value="2001" calcext:value-type="float">
            <text:p>200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68</text:p>
          </table:table-cell>
          <table:table-cell office:value-type="string" calcext:value-type="string">
            <text:p>Seoul</text:p>
          </table:table-cell>
          <table:table-cell office:value-type="float" office:value="2006" calcext:value-type="float">
            <text:p>2006</text:p>
          </table:table-cell>
          <table:table-cell office:value-type="float" office:value="1.64281170949737" calcext:value-type="float">
            <text:p>1.6428117095</text:p>
          </table:table-cell>
          <table:table-cell office:value-type="float" office:value="0.00000140020847683831" calcext:value-type="float">
            <text:p>1.40020847683831E-006</text:p>
          </table:table-cell>
          <table:table-cell office:value-type="float" office:value="0.0384052706167653" calcext:value-type="float">
            <text:p>0.0384052706</text:p>
          </table:table-cell>
          <table:table-cell office:value-type="string" calcext:value-type="string">
            <text:p>Inf</text:p>
          </table:table-cell>
          <table:table-cell office:value-type="float" office:value="0.899056118539251" calcext:value-type="float">
            <text:p>0.8990561185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8268283.3431331" calcext:value-type="float">
            <text:p>98268283.3431331</text:p>
          </table:table-cell>
          <table:table-cell office:value-type="float" office:value="49099.1767093" calcext:value-type="float">
            <text:p>49099.1767093</text:p>
          </table:table-cell>
          <table:table-cell office:value-type="float" office:value="3619136234.93365" calcext:value-type="float">
            <text:p>3619136234.933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69</text:p>
          </table:table-cell>
          <table:table-cell office:value-type="string" calcext:value-type="string">
            <text:p>Seoul</text:p>
          </table:table-cell>
          <table:table-cell office:value-type="float" office:value="2011" calcext:value-type="float">
            <text:p>2011</text:p>
          </table:table-cell>
          <table:table-cell office:value-type="float" office:value="2.15773428975106" calcext:value-type="float">
            <text:p>2.1577342898</text:p>
          </table:table-cell>
          <table:table-cell office:value-type="float" office:value="0.00000122064408557872" calcext:value-type="float">
            <text:p>1.22064408557872E-006</text:p>
          </table:table-cell>
          <table:table-cell office:value-type="float" office:value="0.0393791860286867" calcext:value-type="float">
            <text:p>0.039379186</text:p>
          </table:table-cell>
          <table:table-cell office:value-type="float" office:value="684.22758927982" calcext:value-type="float">
            <text:p>684.2275892798</text:p>
          </table:table-cell>
          <table:table-cell office:value-type="float" office:value="0.930879391419261" calcext:value-type="float">
            <text:p>0.930879391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27833874.949475" calcext:value-type="float">
            <text:p>127833874.949475</text:p>
          </table:table-cell>
          <table:table-cell office:value-type="float" office:value="48596.7644866" calcext:value-type="float">
            <text:p>48596.7644866</text:p>
          </table:table-cell>
          <table:table-cell office:value-type="float" office:value="3466007942.04347" calcext:value-type="float">
            <text:p>3466007942.04347</text:p>
          </table:table-cell>
          <table:table-cell office:value-type="float" office:value="80.647824456114" calcext:value-type="float">
            <text:p>80.6478244561</text:p>
          </table:table-cell>
          <table:table-cell office:value-type="float" office:value="564.084734958074" calcext:value-type="float">
            <text:p>564.084734958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0</text:p>
          </table:table-cell>
          <table:table-cell office:value-type="string" calcext:value-type="string">
            <text:p>Shanghai</text:p>
          </table:table-cell>
          <table:table-cell office:value-type="float" office:value="2001" calcext:value-type="float">
            <text:p>2001</text:p>
          </table:table-cell>
          <table:table-cell office:value-type="float" office:value="1.21046617095533" calcext:value-type="float">
            <text:p>1.210466171</text:p>
          </table:table-cell>
          <table:table-cell office:value-type="float" office:value="0.0000073609544924307" calcext:value-type="float">
            <text:p>0.000007361</text:p>
          </table:table-cell>
          <table:table-cell office:value-type="float" office:value="0.0696603993214772" calcext:value-type="float">
            <text:p>0.0696603993</text:p>
          </table:table-cell>
          <table:table-cell office:value-type="float" office:value="183.292380727072" calcext:value-type="float">
            <text:p>183.2923807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35944.1422938" calcext:value-type="float">
            <text:p>235944.1422938</text:p>
          </table:table-cell>
          <table:table-cell office:value-type="float" office:value="23615000943.5975" calcext:value-type="float">
            <text:p>23615000943.59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1</text:p>
          </table:table-cell>
          <table:table-cell office:value-type="string" calcext:value-type="string">
            <text:p>Shanghai</text:p>
          </table:table-cell>
          <table:table-cell office:value-type="float" office:value="2006" calcext:value-type="float">
            <text:p>2006</text:p>
          </table:table-cell>
          <table:table-cell office:value-type="float" office:value="1.22232572922739" calcext:value-type="float">
            <text:p>1.2223257292</text:p>
          </table:table-cell>
          <table:table-cell office:value-type="float" office:value="0.00000615034979342126" calcext:value-type="float">
            <text:p>6.15034979342126E-006</text:p>
          </table:table-cell>
          <table:table-cell office:value-type="float" office:value="0.0945873326850329" calcext:value-type="float">
            <text:p>0.0945873327</text:p>
          </table:table-cell>
          <table:table-cell office:value-type="float" office:value="293.005166784954" calcext:value-type="float">
            <text:p>293.005166785</text:p>
          </table:table-cell>
          <table:table-cell office:value-type="float" office:value="0.799746984903433" calcext:value-type="float">
            <text:p>0.799746984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3431487.7822456" calcext:value-type="float">
            <text:p>93431487.7822456</text:p>
          </table:table-cell>
          <table:table-cell office:value-type="float" office:value="373926.632424144" calcext:value-type="float">
            <text:p>373926.632424144</text:p>
          </table:table-cell>
          <table:table-cell office:value-type="float" office:value="34711601857.445" calcext:value-type="float">
            <text:p>34711601857.4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2</text:p>
          </table:table-cell>
          <table:table-cell office:value-type="string" calcext:value-type="string">
            <text:p>Shanghai</text:p>
          </table:table-cell>
          <table:table-cell office:value-type="float" office:value="2011" calcext:value-type="float">
            <text:p>2011</text:p>
          </table:table-cell>
          <table:table-cell office:value-type="float" office:value="1.27490595256747" calcext:value-type="float">
            <text:p>1.2749059526</text:p>
          </table:table-cell>
          <table:table-cell office:value-type="float" office:value="0.00000463605073118217" calcext:value-type="float">
            <text:p>4.63605073118217E-006</text:p>
          </table:table-cell>
          <table:table-cell office:value-type="float" office:value="0.0902618885944808" calcext:value-type="float">
            <text:p>0.0902618886</text:p>
          </table:table-cell>
          <table:table-cell office:value-type="float" office:value="334.178965381279" calcext:value-type="float">
            <text:p>334.1789653813</text:p>
          </table:table-cell>
          <table:table-cell office:value-type="float" office:value="0" calcext:value-type="float">
            <text:p>0</text:p>
          </table:table-cell>
          <table:table-cell office:value-type="float" office:value="0.127818387259966" calcext:value-type="float">
            <text:p>0.1278183873</text:p>
          </table:table-cell>
          <table:table-cell office:value-type="float" office:value="13845131.095941" calcext:value-type="float">
            <text:p>13845131.095941</text:p>
          </table:table-cell>
          <table:table-cell office:value-type="float" office:value="108318774.729819" calcext:value-type="float">
            <text:p>108318774.729819</text:p>
          </table:table-cell>
          <table:table-cell office:value-type="float" office:value="433975.7658668" calcext:value-type="float">
            <text:p>433975.7658668</text:p>
          </table:table-cell>
          <table:table-cell office:value-type="float" office:value="30063653212.1223" calcext:value-type="float">
            <text:p>30063653212.1223</text:p>
          </table:table-cell>
          <table:table-cell office:value-type="float" office:value="0" calcext:value-type="float">
            <text:p>0</text:p>
          </table:table-cell>
          <table:table-cell office:value-type="float" office:value="9661.08413437717" calcext:value-type="float">
            <text:p>9661.08413437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3</text:p>
          </table:table-cell>
          <table:table-cell office:value-type="string" calcext:value-type="string">
            <text:p>Shenzhen</text:p>
          </table:table-cell>
          <table:table-cell office:value-type="float" office:value="2001" calcext:value-type="float">
            <text:p>2001</text:p>
          </table:table-cell>
          <table:table-cell office:value-type="float" office:value="1.82951399070574" calcext:value-type="float">
            <text:p>1.8295139907</text:p>
          </table:table-cell>
          <table:table-cell office:value-type="float" office:value="0.00000215969007939637" calcext:value-type="float">
            <text:p>2.15969007939637E-006</text:p>
          </table:table-cell>
          <table:table-cell office:value-type="float" office:value="0.022422508522296" calcext:value-type="float">
            <text:p>0.0224225085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9569899.8985434" calcext:value-type="float">
            <text:p>19569899.8985434</text:p>
          </table:table-cell>
          <table:table-cell office:value-type="float" office:value="20705.793269" calcext:value-type="float">
            <text:p>20705.793269</text:p>
          </table:table-cell>
          <table:table-cell office:value-type="float" office:value="4877951134.57542" calcext:value-type="float">
            <text:p>4877951134.575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4</text:p>
          </table:table-cell>
          <table:table-cell office:value-type="string" calcext:value-type="string">
            <text:p>Shenzhen</text:p>
          </table:table-cell>
          <table:table-cell office:value-type="float" office:value="2006" calcext:value-type="float">
            <text:p>2006</text:p>
          </table:table-cell>
          <table:table-cell office:value-type="float" office:value="79.7649303281671" calcext:value-type="float">
            <text:p>79.7649303282</text:p>
          </table:table-cell>
          <table:table-cell office:value-type="float" office:value="0.00000105593996032541" calcext:value-type="float">
            <text:p>1.05593996032541E-006</text:p>
          </table:table-cell>
          <table:table-cell office:value-type="float" office:value="0.020134715876478" calcext:value-type="float">
            <text:p>0.0201347159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9895398.8756383" calcext:value-type="float">
            <text:p>49895398.8756383</text:p>
          </table:table-cell>
          <table:table-cell office:value-type="float" office:value="571.8891158" calcext:value-type="float">
            <text:p>571.8891158</text:p>
          </table:table-cell>
          <table:table-cell office:value-type="float" office:value="6480999200" calcext:value-type="float">
            <text:p>64809992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5</text:p>
          </table:table-cell>
          <table:table-cell office:value-type="string" calcext:value-type="string">
            <text:p>Shenzhen</text:p>
          </table:table-cell>
          <table:table-cell office:value-type="float" office:value="2011" calcext:value-type="float">
            <text:p>2011</text:p>
          </table:table-cell>
          <table:table-cell office:value-type="float" office:value="2.98161919021185" calcext:value-type="float">
            <text:p>2.9816191902</text:p>
          </table:table-cell>
          <table:table-cell office:value-type="float" office:value="0.00000130507422265906" calcext:value-type="float">
            <text:p>1.30507422265906E-006</text:p>
          </table:table-cell>
          <table:table-cell office:value-type="float" office:value="0.0341549553852915" calcext:value-type="float">
            <text:p>0.0341549554</text:p>
          </table:table-cell>
          <table:table-cell office:value-type="float" office:value="176.986920792079" calcext:value-type="float">
            <text:p>176.9869207921</text:p>
          </table:table-cell>
          <table:table-cell office:value-type="float" office:value="1" calcext:value-type="float">
            <text:p>1</text:p>
          </table:table-cell>
          <table:table-cell office:value-type="float" office:value="0.0392860484018398" calcext:value-type="float">
            <text:p>0.0392860484</text:p>
          </table:table-cell>
          <table:table-cell office:value-type="float" office:value="2351182.28676678" calcext:value-type="float">
            <text:p>2351182.28676678</text:p>
          </table:table-cell>
          <table:table-cell office:value-type="float" office:value="59847767.3986848" calcext:value-type="float">
            <text:p>59847767.3986848</text:p>
          </table:table-cell>
          <table:table-cell office:value-type="float" office:value="260269.1197852" calcext:value-type="float">
            <text:p>260269.1197852</text:p>
          </table:table-cell>
          <table:table-cell office:value-type="float" office:value="7274085558.59849" calcext:value-type="float">
            <text:p>7274085558.59849</text:p>
          </table:table-cell>
          <table:table-cell office:value-type="float" office:value="4.15273072429907" calcext:value-type="float">
            <text:p>4.1527307243</text:p>
          </table:table-cell>
          <table:table-cell office:value-type="float" office:value="1579.32188705994" calcext:value-type="float">
            <text:p>1579.321887059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6</text:p>
          </table:table-cell>
          <table:table-cell office:value-type="string" calcext:value-type="string">
            <text:p>Tehran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00000422672420362966" calcext:value-type="float">
            <text:p>4.22672420362966E-008</text:p>
          </table:table-cell>
          <table:table-cell office:value-type="float" office:value="0.000901808280759074" calcext:value-type="float">
            <text:p>0.0009018083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2452.9818624" calcext:value-type="float">
            <text:p>2452.9818624</text:p>
          </table:table-cell>
          <table:table-cell office:value-type="float" office:value="1695409544.67191" calcext:value-type="float">
            <text:p>1695409544.671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7</text:p>
          </table:table-cell>
          <table:table-cell office:value-type="string" calcext:value-type="string">
            <text:p>Tehran</text:p>
          </table:table-cell>
          <table:table-cell office:value-type="float" office:value="2006" calcext:value-type="float">
            <text:p>2006</text:p>
          </table:table-cell>
          <table:table-cell office:value-type="float" office:value="1.85256493223413" calcext:value-type="float">
            <text:p>1.8525649322</text:p>
          </table:table-cell>
          <table:table-cell office:value-type="float" office:value="0.00000221295631218206" calcext:value-type="float">
            <text:p>0.000002213</text:p>
          </table:table-cell>
          <table:table-cell office:value-type="float" office:value="0.0302864154774756" calcext:value-type="float">
            <text:p>0.030286415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43273.2453837" calcext:value-type="float">
            <text:p>43273.2453837</text:p>
          </table:table-cell>
          <table:table-cell office:value-type="float" office:value="1766837660.77596" calcext:value-type="float">
            <text:p>1766837660.775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78</text:p>
          </table:table-cell>
          <table:table-cell office:value-type="string" calcext:value-type="string">
            <text:p>Tehran</text:p>
          </table:table-cell>
          <table:table-cell office:value-type="float" office:value="2011" calcext:value-type="float">
            <text:p>2011</text:p>
          </table:table-cell>
          <table:table-cell office:value-type="float" office:value="0.982463587350232" calcext:value-type="float">
            <text:p>0.9824635874</text:p>
          </table:table-cell>
          <table:table-cell office:value-type="float" office:value="0.00000770540990928997" calcext:value-type="float">
            <text:p>7.70540990928997E-006</text:p>
          </table:table-cell>
          <table:table-cell office:value-type="float" office:value="0.0911737897930059" calcext:value-type="float">
            <text:p>0.0911737898</text:p>
          </table:table-cell>
          <table:table-cell office:value-type="float" office:value="58.7728005291005" calcext:value-type="float">
            <text:p>58.7728005291</text:p>
          </table:table-cell>
          <table:table-cell office:value-type="string" calcext:value-type="string">
            <text:p>Inf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35905162.1892902" calcext:value-type="float">
            <text:p>35905162.1892902</text:p>
          </table:table-cell>
          <table:table-cell office:value-type="float" office:value="56422397.7260274" calcext:value-type="float">
            <text:p>56422397.7260274</text:p>
          </table:table-cell>
          <table:table-cell office:value-type="float" office:value="238014.4390297" calcext:value-type="float">
            <text:p>238014.4390297</text:p>
          </table:table-cell>
          <table:table-cell office:value-type="float" office:value="1945538031.55279" calcext:value-type="float">
            <text:p>1945538031.55279</text:p>
          </table:table-cell>
          <table:table-cell office:value-type="float" office:value="0" calcext:value-type="float">
            <text:p>0</text:p>
          </table:table-cell>
          <table:table-cell office:value-type="float" office:value="3514.810085362" calcext:value-type="float">
            <text:p>3514.8100853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79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float" office:value="2001" calcext:value-type="float">
            <text:p>200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093.5420405" calcext:value-type="float">
            <text:p>1093.5420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3" table:number-columns-repeated="1009"/>
        </table:table-row>
        <table:table-row table:style-name="ro1">
          <table:table-cell table:style-name="ce1" office:value-type="string" calcext:value-type="string">
            <text:p>81</text:p>
          </table:table-cell>
          <table:table-cell office:value-type="string" calcext:value-type="string">
            <text:p>Tokyo</text:p>
          </table:table-cell>
          <table:table-cell office:value-type="float" office:value="2011" calcext:value-type="float">
            <text:p>2011</text:p>
          </table:table-cell>
          <table:table-cell office:value-type="float" office:value="1.50801052616095" calcext:value-type="float">
            <text:p>1.5080105262</text:p>
          </table:table-cell>
          <table:table-cell office:value-type="float" office:value="2247.8270788183" calcext:value-type="float">
            <text:p>2247.8270788183</text:p>
          </table:table-cell>
          <table:table-cell office:value-type="float" office:value="0.0719182246926057" calcext:value-type="float">
            <text:p>0.0719182247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1.20007370748657" calcext:value-type="float">
            <text:p>1.2000737075</text:p>
          </table:table-cell>
          <table:table-cell office:value-type="float" office:value="395201.7538545" calcext:value-type="float">
            <text:p>395201.7538545</text:p>
          </table:table-cell>
          <table:table-cell office:value-type="float" office:value="8372886509.15678" calcext:value-type="float">
            <text:p>8372886509.15678</text:p>
          </table:table-cell>
          <table:table-cell office:value-type="string" calcext:value-type="string">
            <text:p>NA</text:p>
          </table:table-cell>
          <table:table-cell office:value-type="float" office:value="2829.63144981413" calcext:value-type="float">
            <text:p>2829.6314498141</text:p>
          </table:table-cell>
          <table:table-cell table:number-columns-repeated="100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6:18:21.205527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1-27T16:20:06.736668309</dc:date>
    <meta:editing-duration>P0D</meta:editing-duration>
    <meta:editing-cycles>2</meta:editing-cycles>
    <meta:document-statistic meta:table-count="1" meta:cell-count="1229" meta:object-count="0"/>
  </office:meta>
</office:document-meta>
</file>